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style>
    <style:style style:name="ce3" style:family="table-cell" style:parent-style-name="Default" style:data-style-name="N0">
      <style:table-cell-properties style:vertical-align="top" fo:background-color="#FFFFFF"/>
      <style:paragraph-properties fo:margin-left="0cm" style:writing-mode="l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background-color="#FFFFFF"/>
      <style:paragraph-properties fo:margin-left="0cm" style:writing-mode="l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top" fo:wrap-option="wrap" fo:background-color="#FFFFFF"/>
      <style:paragraph-properties fo:margin-left="0cm" style:writing-mode="lr"/>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op="none" fo:border-bottom="none" fo:border-left="2pt solid #000000" fo:border-right="none" style:vertical-align="top" fo:background-color="#FFFFFF"/>
      <style:paragraph-properties fo:margin-left="0cm" style:writing-mode="lr"/>
      <style:text-properties fo:font-weight="bold" style:font-weight-asian="bold" style:font-weight-complex="bold"/>
    </style:style>
    <style:style style:name="ce8" style:family="table-cell" style:parent-style-name="Default" style:data-style-name="N0">
      <style:table-cell-properties fo:border-top="none" fo:border-bottom="none" fo:border-left="2pt solid #000000" fo:border-right="none" style:vertical-align="top" fo:wrap-option="wrap" fo:background-color="#FFFFFF"/>
      <style:paragraph-properties fo:margin-left="0cm" style:writing-mode="lr"/>
      <style:text-properties fo:font-weight="bold" style:font-weight-asian="bold" style:font-weight-complex="bold"/>
    </style:style>
    <style:style style:name="ce9" style:family="table-cell" style:parent-style-name="Default" style:data-style-name="N0">
      <style:table-cell-properties style:vertical-align="automatic" fo:background-color="#FFFFFF"/>
      <style:paragraph-properties fo:margin-left="0cm" style:writing-mode="lr"/>
    </style:style>
    <style:style style:name="ce10" style:family="table-cell" style:parent-style-name="Default" style:data-style-name="N0">
      <style:table-cell-properties fo:border-top="none" fo:border-bottom="2pt solid #000000" fo:border-left="none" fo:border-right="2pt solid #000000" style:vertical-align="top" fo:wrap-option="wrap" fo:background-color="#FFFFFF"/>
      <style:paragraph-properties fo:margin-left="0cm" style:writing-mode="lr"/>
      <style:text-properties fo:font-weight="bold" style:font-weight-asian="bold" style:font-weight-complex="bold"/>
    </style:style>
    <style:style style:name="ce11" style:family="table-cell" style:parent-style-name="Default" style:data-style-name="N0">
      <style:table-cell-properties fo:border-top="none" fo:border-bottom="2pt solid #000000" fo:border-left="none" fo:border-right="none" style:vertical-align="top" fo:wrap-option="wrap" fo:background-color="#FFFFFF" style:repeat-content="false"/>
      <style:paragraph-properties fo:text-align="end" fo:margin-right="0cm" style:writing-mode="lr"/>
      <style:text-properties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none" style:vertical-align="top" fo:wrap-option="wrap" fo:background-color="#FFFFFF" style:repeat-content="false"/>
      <style:paragraph-properties fo:text-align="end" fo:margin-right="0cm" style:writing-mode="lr"/>
      <style:text-properties fo:font-weight="bold" style:font-weight-asian="bold" style:font-weight-complex="bold"/>
    </style:style>
    <style:style style:name="ce13" style:family="table-cell" style:parent-style-name="Default" style:data-style-name="N0">
      <style:table-cell-properties fo:border-top="none" fo:border-bottom="thin solid #D3D3D3" fo:border-left="none" fo:border-right="2pt solid #000000" style:vertical-align="top" fo:wrap-option="wrap" fo:background-color="#FFFFFF"/>
      <style:paragraph-properties fo:margin-left="0cm" style:writing-mode="lr"/>
    </style:style>
    <style:style style:name="ce14" style:family="table-cell" style:parent-style-name="Default" style:data-style-name="N36">
      <style:table-cell-properties fo:border-top="none" fo:border-bottom="thin solid #D3D3D3" fo:border-left="none" fo:border-right="none" style:vertical-align="top" fo:wrap-option="wrap" fo:background-color="#FFFFFF"/>
      <style:paragraph-properties fo:margin-left="0cm" style:writing-mode="lr"/>
    </style:style>
    <style:style style:name="ce15" style:family="table-cell" style:parent-style-name="Default" style:data-style-name="N36">
      <style:table-cell-properties fo:border-top="none" fo:border-bottom="thin solid #D3D3D3" fo:border-left="2pt solid #000000" fo:border-right="none" style:vertical-align="top" fo:wrap-option="wrap" fo:background-color="#FFFFFF"/>
      <style:paragraph-properties fo:margin-left="0cm" style:writing-mode="lr"/>
    </style:style>
    <style:style style:name="ce16" style:family="table-cell" style:parent-style-name="Default" style:data-style-name="N0">
      <style:table-cell-properties fo:border-top="none" fo:border-bottom="thin solid #D3D3D3" fo:border-left="none" fo:border-right="2pt solid #000000" style:vertical-align="top" fo:wrap-option="wrap" fo:background-color="#FFFFFF"/>
      <style:paragraph-properties fo:margin-left="0cm" style:writing-mode="lr"/>
      <style:text-properties fo:font-weight="bold" style:font-weight-asian="bold" style:font-weight-complex="bold"/>
    </style:style>
    <style:style style:name="ce17" style:family="table-cell" style:parent-style-name="Default" style:data-style-name="N36">
      <style:table-cell-properties fo:border-top="none" fo:border-bottom="thin solid #D3D3D3" fo:border-left="none" fo:border-right="none" style:vertical-align="top" fo:wrap-option="wrap" fo:background-color="#FFFFFF"/>
      <style:paragraph-properties fo:margin-left="0cm" style:writing-mode="lr"/>
      <style:text-properties fo:font-weight="bold" style:font-weight-asian="bold" style:font-weight-complex="bold"/>
    </style:style>
    <style:style style:name="ce18" style:family="table-cell" style:parent-style-name="Default" style:data-style-name="N36">
      <style:table-cell-properties fo:border-top="none" fo:border-bottom="thin solid #D3D3D3" fo:border-left="2pt solid #000000" fo:border-right="none" style:vertical-align="top" fo:wrap-option="wrap" fo:background-color="#FFFFFF"/>
      <style:paragraph-properties fo:margin-left="0cm" style:writing-mode="lr"/>
      <style:text-properties fo:font-weight="bold" style:font-weight-asian="bold" style:font-weight-complex="bold"/>
    </style:style>
    <style:style style:name="ce19" style:family="table-cell" style:parent-style-name="Default" style:data-style-name="N0">
      <style:table-cell-properties style:vertical-align="top" fo:wrap-option="wrap" fo:background-color="#FFFFFF"/>
      <style:paragraph-properties fo:margin-left="0cm" style:writing-mode="lr"/>
    </style:style>
    <style:style style:name="ce20" style:family="table-cell" style:parent-style-name="Default" style:data-style-name="N36">
      <style:table-cell-properties fo:border-top="none" fo:border-bottom="thin solid #D3D3D3" fo:border-left="thin dotted #FFFFFF" fo:border-right="none" style:vertical-align="top" fo:wrap-option="wrap" fo:background-color="#FFFFFF" style:repeat-content="false"/>
      <style:paragraph-properties fo:text-align="end" fo:margin-right="0cm" style:writing-mode="lr"/>
    </style:style>
    <style:style style:name="ce21" style:family="table-cell" style:parent-style-name="Default" style:data-style-name="N36">
      <style:table-cell-properties fo:border-top="none" fo:border-bottom="thin solid #D3D3D3" fo:border-left="2pt solid #000000" fo:border-right="none" style:vertical-align="top" fo:wrap-option="wrap" fo:background-color="#FFFFFF" style:repeat-content="false"/>
      <style:paragraph-properties fo:text-align="end" fo:margin-right="0cm" style:writing-mode="lr"/>
    </style:style>
    <style:style style:name="ce22" style:family="table-cell" style:parent-style-name="Default" style:data-style-name="N0">
      <style:table-cell-properties fo:border-top="none" fo:border-bottom="thin solid #D3D3D3" fo:border-left="thin dotted #FFFFFF" fo:border-right="none" style:vertical-align="top" fo:wrap-option="wrap" fo:background-color="#FFFFFF" style:repeat-content="false"/>
      <style:paragraph-properties fo:text-align="end" fo:margin-right="0cm" style:writing-mode="lr"/>
    </style:style>
    <style:style style:name="ce23" style:family="table-cell" style:parent-style-name="Default" style:data-style-name="N36">
      <style:table-cell-properties fo:border-top="none" fo:border-bottom="thin solid #D3D3D3" fo:border-left="thin dotted #000000" fo:border-right="none" style:vertical-align="top" fo:wrap-option="wrap" fo:background-color="#FFFFFF" style:repeat-content="false"/>
      <style:paragraph-properties fo:text-align="end" fo:margin-right="0cm" style:writing-mode="lr"/>
    </style:style>
    <style:style style:name="ce24" style:family="table-cell" style:parent-style-name="Default" style:data-style-name="N0">
      <style:table-cell-properties style:vertical-align="top" fo:background-color="#FFFFFF"/>
      <style:paragraph-properties fo:margin-left="0cm" style:writing-mode="lr"/>
      <style:text-properties fo:font-size="10pt" style:font-size-asian="10pt" style:font-size-complex="10pt" fo:font-weight="bold" style:font-weight-asian="bold" style:font-weight-complex="bold"/>
    </style:style>
    <style:style style:name="ce25" style:family="table-cell" style:parent-style-name="Hyperlink" style:data-style-name="N0">
      <style:table-cell-properties style:vertical-align="top" fo:background-color="#FFFFFF"/>
      <style:paragraph-properties fo:margin-left="0cm" style:writing-mode="lr"/>
      <style:text-properties fo:color="#0563C1" fo:font-size="10pt" style:font-size-asian="10pt" style:font-size-complex="10pt" style:text-underline-style="solid" style:text-underline-type="single"/>
    </style:style>
    <style:style style:name="ce26" style:family="table-cell" style:parent-style-name="Default" style:data-style-name="N0">
      <style:table-cell-properties style:vertical-align="top" fo:background-color="#FFFFFF"/>
      <style:paragraph-properties fo:margin-left="0cm" style:writing-mode="lr"/>
      <style:text-properties fo:font-size="10pt" style:font-size-asian="10pt" style:font-size-complex="10pt"/>
    </style:style>
    <style:style style:name="ce27" style:family="table-cell" style:parent-style-name="Default" style:data-style-name="N0">
      <style:table-cell-properties style:vertical-align="top" fo:background-color="#FFFFFF"/>
      <style:paragraph-properties fo:margin-left="0cm" style:writing-mode="lr"/>
      <style:text-properties fo:color="#0000FF" fo:font-size="10pt" style:font-size-asian="10pt" style:font-size-complex="10pt"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FF"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10.00125cm"/>
    </style:style>
    <style:style style:name="co2" style:family="table-column">
      <style:table-column-properties fo:break-before="auto" style:column-width="2.51354166666667cm"/>
    </style:style>
    <style:style style:name="co3" style:family="table-column">
      <style:table-column-properties fo:break-before="auto" style:column-width="2.48708333333333cm"/>
    </style:style>
    <style:style style:name="co4" style:family="table-column">
      <style:table-column-properties fo:break-before="auto" style:column-width="1.69333333333333cm"/>
    </style:style>
    <style:style style:name="ro1" style:family="table-row">
      <style:table-row-properties style:row-height="4.15pt" style:use-optimal-row-height="false" fo:break-before="auto"/>
    </style:style>
    <style:style style:name="ro2" style:family="table-row">
      <style:table-row-properties style:row-height="25.5pt" style:use-optimal-row-height="false" fo:break-before="auto"/>
    </style:style>
    <style:style style:name="ro3" style:family="table-row">
      <style:table-row-properties style:row-height="4.7pt" style:use-optimal-row-height="false" fo:break-before="auto"/>
    </style:style>
    <style:style style:name="ro4" style:family="table-row">
      <style:table-row-properties style:row-height="17.1pt" style:use-optimal-row-height="false" fo:break-before="auto"/>
    </style:style>
    <style:style style:name="ro5" style:family="table-row">
      <style:table-row-properties style:row-height="3.95pt" style:use-optimal-row-height="false" fo:break-before="auto"/>
    </style:style>
    <style:style style:name="ro6" style:family="table-row">
      <style:table-row-properties style:row-height="11.4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30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0pt" style:use-optimal-row-height="false" fo:break-before="auto"/>
    </style:style>
    <style:style style:name="ro11" style:family="table-row">
      <style:table-row-properties style:row-height="10.15pt" style:use-optimal-row-height="false" fo:break-before="auto"/>
    </style:style>
    <style:style style:name="ro12" style:family="table-row">
      <style:table-row-properties style:row-height="19.15pt" style:use-optimal-row-height="false" fo:break-before="auto"/>
    </style:style>
    <style:style style:name="ro13" style:family="table-row">
      <style:table-row-properties style:row-height="4.9pt" style:use-optimal-row-height="false" fo:break-before="auto"/>
    </style:style>
    <style:style style:name="ro14" style:family="table-row">
      <style:table-row-properties style:row-height="3pt" style:use-optimal-row-height="false" fo:break-before="auto"/>
    </style:style>
    <style:style style:name="ro15" style:family="table-row">
      <style:table-row-properties style:row-height="17.25pt" style:use-optimal-row-height="false" fo:break-before="auto"/>
    </style:style>
    <style:style style:name="ro16" style:family="table-row">
      <style:table-row-properties style:row-height="17.65pt" style:use-optimal-row-height="false" fo:break-before="auto"/>
    </style:style>
    <style:style style:name="ro17" style:family="table-row">
      <style:table-row-properties style:row-height="6.95pt" style:use-optimal-row-height="false" fo:break-before="auto"/>
    </style:style>
    <style:style style:name="ro18" style:family="table-row">
      <style:table-row-properties style:row-height="6.2pt" style:use-optimal-row-height="false" fo:break-before="auto"/>
    </style:style>
    <style:style style:name="ro19" style:family="table-row">
      <style:table-row-properties style:row-height="4.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4100_Complaints_closed_TOC" table:style-name="ta1">
        <table:table-column table:style-name="co1"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3"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2" table:default-cell-style-name="ce5"/>
        <table:table-column table:style-name="co2" table:default-cell-style-name="ce5"/>
        <table:table-column table:style-name="co3" table:number-columns-repeated="2" table:default-cell-style-name="ce5"/>
        <table:table-column table:style-name="co4" table:number-columns-repeated="16358" table:default-cell-style-name="ce5"/>
        <table:table-row table:style-name="ro1">
          <table:table-cell table:number-columns-repeated="16384" table:style-name="ce2"/>
        </table:table-row>
        <table:table-row table:style-name="ro2">
          <table:table-cell office:value-type="string" table:style-name="ce3">
            <text:p>Table 4100 Complaints closed by operator</text:p>
          </table:table-cell>
          <table:table-cell table:number-columns-repeated="16383" table:style-name="ce2"/>
        </table:table-row>
        <table:table-row table:style-name="ro3">
          <table:table-cell table:number-columns-repeated="16384" table:style-name="ce2"/>
        </table:table-row>
        <table:table-row table:style-name="ro4">
          <table:table-cell office:value-type="string" table:style-name="ce4">
            <text:p>Volume of complaints closed, Great Britain</text:p>
          </table:table-cell>
          <table:table-cell table:number-columns-repeated="16383" table:style-name="ce2"/>
        </table:table-row>
        <table:table-row table:style-name="ro5">
          <table:table-cell table:number-columns-repeated="16384" table:style-name="ce2"/>
        </table:table-row>
        <table:table-row table:style-name="ro4">
          <table:table-cell office:value-type="string" table:style-name="ce4">
            <text:p>Annual data (financial year) 2016-17 to 2020-21</text:p>
          </table:table-cell>
          <table:table-cell table:number-columns-repeated="16383" table:style-name="ce2"/>
        </table:table-row>
        <table:table-row table:style-name="ro1">
          <table:table-cell table:number-columns-repeated="16384" table:style-name="ce2"/>
        </table:table-row>
        <table:table-row table:style-name="ro4">
          <table:table-cell office:value-type="string" table:style-name="ce4">
            <text:p>Quarterly data (financial year) 2016-17 Quarter 1 to 2020-21 Quarter 4</text:p>
          </table:table-cell>
          <table:table-cell table:number-columns-repeated="16383" table:style-name="ce2"/>
        </table:table-row>
        <table:table-row table:style-name="ro6">
          <table:table-cell table:number-columns-repeated="26" table:style-name="ce5"/>
          <table:table-cell table:number-columns-repeated="16358" table:style-name="ce1"/>
        </table:table-row>
        <table:table-row table:style-name="ro7">
          <table:table-cell table:style-name="ce6"/>
          <table:table-cell office:value-type="string" table:style-name="ce7">
            <text:p>Financial quarter</text:p>
          </table:table-cell>
          <table:table-cell table:number-columns-repeated="19" table:style-name="ce2"/>
          <table:table-cell office:value-type="string" table:style-name="ce8">
            <text:p>Financial year</text:p>
          </table:table-cell>
          <table:table-cell table:number-columns-repeated="4" table:style-name="ce9"/>
          <table:table-cell table:number-columns-repeated="16358" table:style-name="ce1"/>
        </table:table-row>
        <table:table-row table:style-name="ro8">
          <table:table-cell office:value-type="string" table:style-name="ce10">
            <text:p>Franchise type name</text:p>
          </table:table-cell>
          <table:table-cell office:value-type="string" table:style-name="ce11">
            <text:p>2016-17 Quarter 1</text:p>
          </table:table-cell>
          <table:table-cell office:value-type="string" table:style-name="ce11">
            <text:p>2016-17 Quarter 2</text:p>
          </table:table-cell>
          <table:table-cell office:value-type="string" table:style-name="ce11">
            <text:p>2016-17 Quarter 3</text:p>
          </table:table-cell>
          <table:table-cell office:value-type="string" table:style-name="ce11">
            <text:p>2016-17 Quarter 4</text:p>
          </table:table-cell>
          <table:table-cell office:value-type="string" table:style-name="ce11">
            <text:p>2017-18 Quarter 1</text:p>
          </table:table-cell>
          <table:table-cell office:value-type="string" table:style-name="ce11">
            <text:p>2017-18 Quarter 2</text:p>
          </table:table-cell>
          <table:table-cell office:value-type="string" table:style-name="ce11">
            <text:p>2017-18 Quarter 3</text:p>
          </table:table-cell>
          <table:table-cell office:value-type="string" table:style-name="ce11">
            <text:p>2017-18 Quarter 4</text:p>
          </table:table-cell>
          <table:table-cell office:value-type="string" table:style-name="ce11">
            <text:p>2018-19 Quarter 1</text:p>
          </table:table-cell>
          <table:table-cell office:value-type="string" table:style-name="ce11">
            <text:p>2018-19 Quarter 2</text:p>
          </table:table-cell>
          <table:table-cell office:value-type="string" table:style-name="ce11">
            <text:p>2018-19 Quarter 3</text:p>
          </table:table-cell>
          <table:table-cell office:value-type="string" table:style-name="ce11">
            <text:p>2018-19 Quarter 4</text:p>
          </table:table-cell>
          <table:table-cell office:value-type="string" table:style-name="ce11">
            <text:p>2019-20 Quarter 1</text:p>
          </table:table-cell>
          <table:table-cell office:value-type="string" table:style-name="ce11">
            <text:p>2019-20 Quarter 2</text:p>
          </table:table-cell>
          <table:table-cell office:value-type="string" table:style-name="ce11">
            <text:p>2019-20 Quarter 3</text:p>
          </table:table-cell>
          <table:table-cell office:value-type="string" table:style-name="ce11">
            <text:p>2019-20 Quarter 4</text:p>
          </table:table-cell>
          <table:table-cell office:value-type="string" table:style-name="ce11">
            <text:p>2020-21 Quarter 1</text:p>
          </table:table-cell>
          <table:table-cell office:value-type="string" table:style-name="ce11">
            <text:p>2020-21 Quarter 2</text:p>
          </table:table-cell>
          <table:table-cell office:value-type="string" table:style-name="ce11">
            <text:p>2020-21 Quarter 3</text:p>
          </table:table-cell>
          <table:table-cell office:value-type="string" table:style-name="ce11">
            <text:p>2020-21 Quarter 4</text:p>
          </table:table-cell>
          <table:table-cell office:value-type="string" table:style-name="ce12">
            <text:p>2016-17</text:p>
          </table:table-cell>
          <table:table-cell office:value-type="string" table:style-name="ce11">
            <text:p>2017-18</text:p>
          </table:table-cell>
          <table:table-cell office:value-type="string" table:style-name="ce11">
            <text:p>2018-19</text:p>
          </table:table-cell>
          <table:table-cell office:value-type="string" table:style-name="ce11">
            <text:p>2019-20</text:p>
          </table:table-cell>
          <table:table-cell office:value-type="string" table:style-name="ce11">
            <text:p>2020-21</text:p>
          </table:table-cell>
          <table:table-cell table:number-columns-repeated="16358" table:style-name="ce1"/>
        </table:table-row>
        <table:table-row table:style-name="ro9">
          <table:table-cell office:value-type="string" table:style-name="ce13">
            <text:p>Franchised</text:p>
          </table:table-cell>
          <table:table-cell office:value-type="float" office:value="116161.714285714" table:style-name="ce14">
            <text:p>116,162</text:p>
          </table:table-cell>
          <table:table-cell office:value-type="float" office:value="124478.071428571" table:style-name="ce14">
            <text:p>124,478</text:p>
          </table:table-cell>
          <table:table-cell office:value-type="float" office:value="131842.464285714" table:style-name="ce14">
            <text:p>131,842</text:p>
          </table:table-cell>
          <table:table-cell office:value-type="float" office:value="136119.75" table:style-name="ce14">
            <text:p>136,120</text:p>
          </table:table-cell>
          <table:table-cell office:value-type="float" office:value="116521.214285714" table:style-name="ce14">
            <text:p>116,521</text:p>
          </table:table-cell>
          <table:table-cell office:value-type="float" office:value="121144.285714286" table:style-name="ce14">
            <text:p>121,144</text:p>
          </table:table-cell>
          <table:table-cell office:value-type="float" office:value="130715" table:style-name="ce14">
            <text:p>130,715</text:p>
          </table:table-cell>
          <table:table-cell office:value-type="float" office:value="131733.5" table:style-name="ce14">
            <text:p>131,734</text:p>
          </table:table-cell>
          <table:table-cell office:value-type="float" office:value="126263" table:style-name="ce14">
            <text:p>126,263</text:p>
          </table:table-cell>
          <table:table-cell office:value-type="float" office:value="141752" table:style-name="ce14">
            <text:p>141,752</text:p>
          </table:table-cell>
          <table:table-cell office:value-type="float" office:value="133469.14285714299" table:style-name="ce14">
            <text:p>133,469</text:p>
          </table:table-cell>
          <table:table-cell office:value-type="float" office:value="127925.857142857" table:style-name="ce14">
            <text:p>127,926</text:p>
          </table:table-cell>
          <table:table-cell office:value-type="float" office:value="109262.428571429" table:style-name="ce14">
            <text:p>109,262</text:p>
          </table:table-cell>
          <table:table-cell office:value-type="float" office:value="133357.285714286" table:style-name="ce14">
            <text:p>133,357</text:p>
          </table:table-cell>
          <table:table-cell office:value-type="float" office:value="144028.57142857101" table:style-name="ce14">
            <text:p>144,029</text:p>
          </table:table-cell>
          <table:table-cell office:value-type="float" office:value="144120.714285714" table:style-name="ce14">
            <text:p>144,121</text:p>
          </table:table-cell>
          <table:table-cell office:value-type="float" office:value="40583.142857142899" table:style-name="ce14">
            <text:p>40,583</text:p>
          </table:table-cell>
          <table:table-cell office:value-type="float" office:value="40942" table:style-name="ce14">
            <text:p>40,942</text:p>
          </table:table-cell>
          <table:table-cell office:value-type="float" office:value="32118.428571428602" table:style-name="ce14">
            <text:p>32,118</text:p>
          </table:table-cell>
          <table:table-cell office:value-type="float" office:value="18825.428571428602" table:style-name="ce14">
            <text:p>18,825</text:p>
          </table:table-cell>
          <table:table-cell office:value-type="float" office:value="508602" table:style-name="ce15">
            <text:p>508,602</text:p>
          </table:table-cell>
          <table:table-cell office:value-type="float" office:value="500114" table:style-name="ce14">
            <text:p>500,114</text:p>
          </table:table-cell>
          <table:table-cell office:value-type="float" office:value="529410" table:style-name="ce14">
            <text:p>529,410</text:p>
          </table:table-cell>
          <table:table-cell office:value-type="float" office:value="530769" table:style-name="ce14">
            <text:p>530,769</text:p>
          </table:table-cell>
          <table:table-cell office:value-type="float" office:value="132469" table:style-name="ce14">
            <text:p>132,469</text:p>
          </table:table-cell>
          <table:table-cell table:number-columns-repeated="16358" table:style-name="ce1"/>
        </table:table-row>
        <table:table-row table:style-name="ro9">
          <table:table-cell office:value-type="string" table:style-name="ce13">
            <text:p>Non-Franchised</text:p>
          </table:table-cell>
          <table:table-cell office:value-type="float" office:value="8325.3571428571395" table:style-name="ce14">
            <text:p>8,325</text:p>
          </table:table-cell>
          <table:table-cell office:value-type="float" office:value="8514.3214285714294" table:style-name="ce14">
            <text:p>8,514</text:p>
          </table:table-cell>
          <table:table-cell office:value-type="float" office:value="8405.0714285714294" table:style-name="ce14">
            <text:p>8,405</text:p>
          </table:table-cell>
          <table:table-cell office:value-type="float" office:value="6527.25" table:style-name="ce14">
            <text:p>6,527</text:p>
          </table:table-cell>
          <table:table-cell office:value-type="float" office:value="1452.92857142857" table:style-name="ce14">
            <text:p>1,453</text:p>
          </table:table-cell>
          <table:table-cell office:value-type="float" office:value="1475.07142857143" table:style-name="ce14">
            <text:p>1,475</text:p>
          </table:table-cell>
          <table:table-cell office:value-type="float" office:value="1912.5" table:style-name="ce14">
            <text:p>1,913</text:p>
          </table:table-cell>
          <table:table-cell office:value-type="float" office:value="1793.5" table:style-name="ce14">
            <text:p>1,794</text:p>
          </table:table-cell>
          <table:table-cell office:value-type="float" office:value="2387" table:style-name="ce14">
            <text:p>2,387</text:p>
          </table:table-cell>
          <table:table-cell office:value-type="float" office:value="2047.67857142857" table:style-name="ce14">
            <text:p>2,048</text:p>
          </table:table-cell>
          <table:table-cell office:value-type="float" office:value="1419.07142857143" table:style-name="ce14">
            <text:p>1,419</text:p>
          </table:table-cell>
          <table:table-cell office:value-type="float" office:value="1008.25" table:style-name="ce14">
            <text:p>1,008</text:p>
          </table:table-cell>
          <table:table-cell office:value-type="float" office:value="706.71428571428601" table:style-name="ce14">
            <text:p>707</text:p>
          </table:table-cell>
          <table:table-cell office:value-type="float" office:value="956" table:style-name="ce14">
            <text:p>956</text:p>
          </table:table-cell>
          <table:table-cell office:value-type="float" office:value="1128.8571428571399" table:style-name="ce14">
            <text:p>1,129</text:p>
          </table:table-cell>
          <table:table-cell office:value-type="float" office:value="1321.42857142857" table:style-name="ce14">
            <text:p>1,321</text:p>
          </table:table-cell>
          <table:table-cell office:value-type="float" office:value="75.821428571428598" table:style-name="ce14">
            <text:p>76</text:p>
          </table:table-cell>
          <table:table-cell office:value-type="float" office:value="241.07142857142901" table:style-name="ce14">
            <text:p>241</text:p>
          </table:table-cell>
          <table:table-cell office:value-type="float" office:value="168.96428571428601" table:style-name="ce14">
            <text:p>169</text:p>
          </table:table-cell>
          <table:table-cell office:value-type="float" office:value="48.142857142857103" table:style-name="ce14">
            <text:p>48</text:p>
          </table:table-cell>
          <table:table-cell office:value-type="float" office:value="31772" table:style-name="ce15">
            <text:p>31,772</text:p>
          </table:table-cell>
          <table:table-cell office:value-type="float" office:value="6634" table:style-name="ce14">
            <text:p>6,634</text:p>
          </table:table-cell>
          <table:table-cell office:value-type="float" office:value="6862" table:style-name="ce14">
            <text:p>6,862</text:p>
          </table:table-cell>
          <table:table-cell office:value-type="float" office:value="4113" table:style-name="ce14">
            <text:p>4,113</text:p>
          </table:table-cell>
          <table:table-cell office:value-type="float" office:value="534" table:style-name="ce14">
            <text:p>534</text:p>
          </table:table-cell>
          <table:table-cell table:number-columns-repeated="16358" table:style-name="ce1"/>
        </table:table-row>
        <table:table-row table:style-name="ro9">
          <table:table-cell office:value-type="string" table:style-name="ce16">
            <text:p>Total</text:p>
          </table:table-cell>
          <table:table-cell office:value-type="float" office:value="124487.071428571" table:style-name="ce17">
            <text:p>124,487</text:p>
          </table:table-cell>
          <table:table-cell office:value-type="float" office:value="132992.39285714299" table:style-name="ce17">
            <text:p>132,992</text:p>
          </table:table-cell>
          <table:table-cell office:value-type="float" office:value="140247.535714286" table:style-name="ce17">
            <text:p>140,248</text:p>
          </table:table-cell>
          <table:table-cell office:value-type="float" office:value="142647" table:style-name="ce17">
            <text:p>142,647</text:p>
          </table:table-cell>
          <table:table-cell office:value-type="float" office:value="117974.142857143" table:style-name="ce17">
            <text:p>117,974</text:p>
          </table:table-cell>
          <table:table-cell office:value-type="float" office:value="122619.357142857" table:style-name="ce17">
            <text:p>122,619</text:p>
          </table:table-cell>
          <table:table-cell office:value-type="float" office:value="132627.5" table:style-name="ce17">
            <text:p>132,628</text:p>
          </table:table-cell>
          <table:table-cell office:value-type="float" office:value="133527" table:style-name="ce17">
            <text:p>133,527</text:p>
          </table:table-cell>
          <table:table-cell office:value-type="float" office:value="128650" table:style-name="ce17">
            <text:p>128,650</text:p>
          </table:table-cell>
          <table:table-cell office:value-type="float" office:value="143799.67857142899" table:style-name="ce17">
            <text:p>143,800</text:p>
          </table:table-cell>
          <table:table-cell office:value-type="float" office:value="134888.214285714" table:style-name="ce17">
            <text:p>134,888</text:p>
          </table:table-cell>
          <table:table-cell office:value-type="float" office:value="128934.107142857" table:style-name="ce17">
            <text:p>128,934</text:p>
          </table:table-cell>
          <table:table-cell office:value-type="float" office:value="109969.142857143" table:style-name="ce17">
            <text:p>109,969</text:p>
          </table:table-cell>
          <table:table-cell office:value-type="float" office:value="134313.285714286" table:style-name="ce17">
            <text:p>134,313</text:p>
          </table:table-cell>
          <table:table-cell office:value-type="float" office:value="145157.42857142899" table:style-name="ce17">
            <text:p>145,157</text:p>
          </table:table-cell>
          <table:table-cell office:value-type="float" office:value="145442.14285714299" table:style-name="ce17">
            <text:p>145,442</text:p>
          </table:table-cell>
          <table:table-cell office:value-type="float" office:value="40658.964285714297" table:style-name="ce17">
            <text:p>40,659</text:p>
          </table:table-cell>
          <table:table-cell office:value-type="float" office:value="41183.071428571398" table:style-name="ce17">
            <text:p>41,183</text:p>
          </table:table-cell>
          <table:table-cell office:value-type="float" office:value="32287.392857142899" table:style-name="ce17">
            <text:p>32,287</text:p>
          </table:table-cell>
          <table:table-cell office:value-type="float" office:value="18873.571428571398" table:style-name="ce17">
            <text:p>18,874</text:p>
          </table:table-cell>
          <table:table-cell office:value-type="float" office:value="540374" table:style-name="ce18">
            <text:p>540,374</text:p>
          </table:table-cell>
          <table:table-cell office:value-type="float" office:value="506748" table:style-name="ce17">
            <text:p>506,748</text:p>
          </table:table-cell>
          <table:table-cell office:value-type="float" office:value="536272" table:style-name="ce17">
            <text:p>536,272</text:p>
          </table:table-cell>
          <table:table-cell office:value-type="float" office:value="534882" table:style-name="ce17">
            <text:p>534,882</text:p>
          </table:table-cell>
          <table:table-cell office:value-type="float" office:value="133003" table:style-name="ce17">
            <text:p>133,003</text:p>
          </table:table-cell>
          <table:table-cell table:number-columns-repeated="16358" table:style-name="ce1"/>
        </table:table-row>
        <table:table-row table:number-rows-repeated="2" table:style-name="ro9">
          <table:table-cell table:number-columns-repeated="16384"/>
        </table:table-row>
        <table:table-row table:style-name="ro7">
          <table:table-cell table:style-name="ce19"/>
          <table:table-cell office:value-type="string" table:style-name="ce7">
            <text:p>Financial quarter</text:p>
          </table:table-cell>
          <table:table-cell table:number-columns-repeated="19" table:style-name="ce2"/>
          <table:table-cell office:value-type="string" table:style-name="ce7">
            <text:p>Financial year</text:p>
          </table:table-cell>
          <table:table-cell table:number-columns-repeated="4" table:style-name="ce2"/>
          <table:table-cell table:number-columns-repeated="16358" table:style-name="ce1"/>
        </table:table-row>
        <table:table-row table:style-name="ro8">
          <table:table-cell office:value-type="string" table:style-name="ce10">
            <text:p>Train operating company name</text:p>
          </table:table-cell>
          <table:table-cell office:value-type="string" table:style-name="ce11">
            <text:p>2016-17 Quarter 1</text:p>
          </table:table-cell>
          <table:table-cell office:value-type="string" table:style-name="ce11">
            <text:p>2016-17 Quarter 2 (b)</text:p>
          </table:table-cell>
          <table:table-cell office:value-type="string" table:style-name="ce11">
            <text:p>2016-17 Quarter 3</text:p>
          </table:table-cell>
          <table:table-cell office:value-type="string" table:style-name="ce11">
            <text:p>2016-17 Quarter 4</text:p>
          </table:table-cell>
          <table:table-cell office:value-type="string" table:style-name="ce11">
            <text:p>2017-18 Quarter 1</text:p>
          </table:table-cell>
          <table:table-cell office:value-type="string" table:style-name="ce11">
            <text:p>2017-18 Quarter 2</text:p>
          </table:table-cell>
          <table:table-cell office:value-type="string" table:style-name="ce11">
            <text:p>2017-18 Quarter 3</text:p>
          </table:table-cell>
          <table:table-cell office:value-type="string" table:style-name="ce11">
            <text:p>2017-18 Quarter 4</text:p>
          </table:table-cell>
          <table:table-cell office:value-type="string" table:style-name="ce11">
            <text:p>2018-19 Quarter 1</text:p>
          </table:table-cell>
          <table:table-cell office:value-type="string" table:style-name="ce11">
            <text:p>2018-19 Quarter 2</text:p>
          </table:table-cell>
          <table:table-cell office:value-type="string" table:style-name="ce11">
            <text:p>2018-19 Quarter 3</text:p>
          </table:table-cell>
          <table:table-cell office:value-type="string" table:style-name="ce11">
            <text:p>2018-19 Quarter 4</text:p>
          </table:table-cell>
          <table:table-cell office:value-type="string" table:style-name="ce11">
            <text:p>2019-20 Quarter 1</text:p>
          </table:table-cell>
          <table:table-cell office:value-type="string" table:style-name="ce11">
            <text:p>2019-20 Quarter 2</text:p>
          </table:table-cell>
          <table:table-cell office:value-type="string" table:style-name="ce11">
            <text:p>2019-20 Quarter 3</text:p>
          </table:table-cell>
          <table:table-cell office:value-type="string" table:style-name="ce11">
            <text:p>2019-20 Quarter 4</text:p>
          </table:table-cell>
          <table:table-cell office:value-type="string" table:style-name="ce11">
            <text:p>2020-21 Quarter 1</text:p>
          </table:table-cell>
          <table:table-cell office:value-type="string" table:style-name="ce11">
            <text:p>2020-21 Quarter 2</text:p>
          </table:table-cell>
          <table:table-cell office:value-type="string" table:style-name="ce11">
            <text:p>2020-21 Quarter 3</text:p>
          </table:table-cell>
          <table:table-cell office:value-type="string" table:style-name="ce11">
            <text:p>2020-21 Quarter 4</text:p>
          </table:table-cell>
          <table:table-cell office:value-type="string" table:style-name="ce12">
            <text:p>2016-17 (b)</text:p>
          </table:table-cell>
          <table:table-cell office:value-type="string" table:style-name="ce11">
            <text:p>2017-18</text:p>
          </table:table-cell>
          <table:table-cell office:value-type="string" table:style-name="ce11">
            <text:p>2018-19</text:p>
          </table:table-cell>
          <table:table-cell office:value-type="string" table:style-name="ce11">
            <text:p>2019-20</text:p>
          </table:table-cell>
          <table:table-cell office:value-type="string" table:style-name="ce11">
            <text:p>2020-21</text:p>
          </table:table-cell>
          <table:table-cell table:number-columns-repeated="16358" table:style-name="ce1"/>
        </table:table-row>
        <table:table-row table:style-name="ro9">
          <table:table-cell office:value-type="string" table:style-name="ce13">
            <text:p>Avanti West Coast</text:p>
          </table:table-cell>
          <table:table-cell office:value-type="float" office:value="15536.392857142901" table:style-name="ce20">
            <text:p>15,536</text:p>
          </table:table-cell>
          <table:table-cell office:value-type="float" office:value="13564.75" table:style-name="ce20">
            <text:p>13,565</text:p>
          </table:table-cell>
          <table:table-cell office:value-type="float" office:value="13096.357142857099" table:style-name="ce20">
            <text:p>13,096</text:p>
          </table:table-cell>
          <table:table-cell office:value-type="float" office:value="16033.5" table:style-name="ce20">
            <text:p>16,034</text:p>
          </table:table-cell>
          <table:table-cell office:value-type="float" office:value="14534.285714285699" table:style-name="ce20">
            <text:p>14,534</text:p>
          </table:table-cell>
          <table:table-cell office:value-type="float" office:value="14788.214285714301" table:style-name="ce20">
            <text:p>14,788</text:p>
          </table:table-cell>
          <table:table-cell office:value-type="float" office:value="15357.142857142901" table:style-name="ce20">
            <text:p>15,357</text:p>
          </table:table-cell>
          <table:table-cell office:value-type="float" office:value="17033.357142857101" table:style-name="ce20">
            <text:p>17,033</text:p>
          </table:table-cell>
          <table:table-cell office:value-type="float" office:value="18490.5" table:style-name="ce20">
            <text:p>18,491</text:p>
          </table:table-cell>
          <table:table-cell office:value-type="float" office:value="16323.214285714301" table:style-name="ce20">
            <text:p>16,323</text:p>
          </table:table-cell>
          <table:table-cell office:value-type="float" office:value="14505.6785714286" table:style-name="ce20">
            <text:p>14,506</text:p>
          </table:table-cell>
          <table:table-cell office:value-type="float" office:value="15118.607142857099" table:style-name="ce20">
            <text:p>15,119</text:p>
          </table:table-cell>
          <table:table-cell office:value-type="float" office:value="13886.5714285714" table:style-name="ce20">
            <text:p>13,887</text:p>
          </table:table-cell>
          <table:table-cell office:value-type="float" office:value="16896.857142857101" table:style-name="ce20">
            <text:p>16,897</text:p>
          </table:table-cell>
          <table:table-cell office:value-type="float" office:value="21411.714285714301" table:style-name="ce20">
            <text:p>21,412</text:p>
          </table:table-cell>
          <table:table-cell office:value-type="float" office:value="19618.857142857101" table:style-name="ce20">
            <text:p>19,619</text:p>
          </table:table-cell>
          <table:table-cell office:value-type="float" office:value="7898.1071428571404" table:style-name="ce20">
            <text:p>7,898</text:p>
          </table:table-cell>
          <table:table-cell office:value-type="float" office:value="4817.2857142857101" table:style-name="ce20">
            <text:p>4,817</text:p>
          </table:table-cell>
          <table:table-cell office:value-type="float" office:value="3513.4285714285702" table:style-name="ce20">
            <text:p>3,513</text:p>
          </table:table-cell>
          <table:table-cell office:value-type="float" office:value="1255.17857142857" table:style-name="ce20">
            <text:p>1,255</text:p>
          </table:table-cell>
          <table:table-cell office:value-type="float" office:value="58231" table:style-name="ce21">
            <text:p>58,231</text:p>
          </table:table-cell>
          <table:table-cell office:value-type="float" office:value="61713" table:style-name="ce20">
            <text:p>61,713</text:p>
          </table:table-cell>
          <table:table-cell office:value-type="float" office:value="64438" table:style-name="ce20">
            <text:p>64,438</text:p>
          </table:table-cell>
          <table:table-cell office:value-type="float" office:value="71814" table:style-name="ce20">
            <text:p>71,814</text:p>
          </table:table-cell>
          <table:table-cell office:value-type="float" office:value="17484" table:style-name="ce20">
            <text:p>17,484</text:p>
          </table:table-cell>
          <table:table-cell table:number-columns-repeated="16358" table:style-name="ce1"/>
        </table:table-row>
        <table:table-row table:style-name="ro9">
          <table:table-cell office:value-type="string" table:style-name="ce13">
            <text:p>c2c</text:p>
          </table:table-cell>
          <table:table-cell office:value-type="float" office:value="3361.3571428571399" table:style-name="ce20">
            <text:p>3,361</text:p>
          </table:table-cell>
          <table:table-cell office:value-type="float" office:value="3564" table:style-name="ce20">
            <text:p>3,564</text:p>
          </table:table-cell>
          <table:table-cell office:value-type="float" office:value="4124.8928571428596" table:style-name="ce20">
            <text:p>4,125</text:p>
          </table:table-cell>
          <table:table-cell office:value-type="float" office:value="3713.75" table:style-name="ce20">
            <text:p>3,714</text:p>
          </table:table-cell>
          <table:table-cell office:value-type="float" office:value="2593.4285714285702" table:style-name="ce20">
            <text:p>2,593</text:p>
          </table:table-cell>
          <table:table-cell office:value-type="float" office:value="2589.0714285714298" table:style-name="ce20">
            <text:p>2,589</text:p>
          </table:table-cell>
          <table:table-cell office:value-type="float" office:value="2593" table:style-name="ce20">
            <text:p>2,593</text:p>
          </table:table-cell>
          <table:table-cell office:value-type="float" office:value="2289.5" table:style-name="ce20">
            <text:p>2,290</text:p>
          </table:table-cell>
          <table:table-cell office:value-type="float" office:value="3135" table:style-name="ce20">
            <text:p>3,135</text:p>
          </table:table-cell>
          <table:table-cell office:value-type="float" office:value="2491.4285714285702" table:style-name="ce20">
            <text:p>2,491</text:p>
          </table:table-cell>
          <table:table-cell office:value-type="float" office:value="3634.1785714285702" table:style-name="ce20">
            <text:p>3,634</text:p>
          </table:table-cell>
          <table:table-cell office:value-type="float" office:value="2843.3928571428601" table:style-name="ce20">
            <text:p>2,843</text:p>
          </table:table-cell>
          <table:table-cell office:value-type="float" office:value="3855.2857142857101" table:style-name="ce20">
            <text:p>3,855</text:p>
          </table:table-cell>
          <table:table-cell office:value-type="float" office:value="3699.7142857142799" table:style-name="ce20">
            <text:p>3,700</text:p>
          </table:table-cell>
          <table:table-cell office:value-type="float" office:value="4096.7142857142899" table:style-name="ce20">
            <text:p>4,097</text:p>
          </table:table-cell>
          <table:table-cell office:value-type="float" office:value="4900.2857142857101" table:style-name="ce20">
            <text:p>4,900</text:p>
          </table:table-cell>
          <table:table-cell office:value-type="float" office:value="738.28571428571399" table:style-name="ce20">
            <text:p>738</text:p>
          </table:table-cell>
          <table:table-cell office:value-type="float" office:value="1051.82142857143" table:style-name="ce20">
            <text:p>1,052</text:p>
          </table:table-cell>
          <table:table-cell office:value-type="float" office:value="1051.8928571428601" table:style-name="ce20">
            <text:p>1,052</text:p>
          </table:table-cell>
          <table:table-cell office:value-type="float" office:value="563" table:style-name="ce20">
            <text:p>563</text:p>
          </table:table-cell>
          <table:table-cell office:value-type="float" office:value="14764" table:style-name="ce21">
            <text:p>14,764</text:p>
          </table:table-cell>
          <table:table-cell office:value-type="float" office:value="10065" table:style-name="ce20">
            <text:p>10,065</text:p>
          </table:table-cell>
          <table:table-cell office:value-type="float" office:value="12104" table:style-name="ce20">
            <text:p>12,104</text:p>
          </table:table-cell>
          <table:table-cell office:value-type="float" office:value="16552" table:style-name="ce20">
            <text:p>16,552</text:p>
          </table:table-cell>
          <table:table-cell office:value-type="float" office:value="3405" table:style-name="ce20">
            <text:p>3,405</text:p>
          </table:table-cell>
          <table:table-cell table:number-columns-repeated="16358" table:style-name="ce1"/>
        </table:table-row>
        <table:table-row table:style-name="ro9">
          <table:table-cell office:value-type="string" table:style-name="ce13">
            <text:p>Caledonian Sleeper</text:p>
          </table:table-cell>
          <table:table-cell office:value-type="string" table:style-name="ce22">
            <text:p>:</text:p>
          </table:table-cell>
          <table:table-cell office:value-type="string" table:style-name="ce22">
            <text:p>:</text:p>
          </table:table-cell>
          <table:table-cell office:value-type="float" office:value="175.25" table:style-name="ce20">
            <text:p>175</text:p>
          </table:table-cell>
          <table:table-cell office:value-type="float" office:value="67.75" table:style-name="ce20">
            <text:p>68</text:p>
          </table:table-cell>
          <table:table-cell office:value-type="float" office:value="158.42857142857099" table:style-name="ce20">
            <text:p>158</text:p>
          </table:table-cell>
          <table:table-cell office:value-type="float" office:value="126.071428571429" table:style-name="ce20">
            <text:p>126</text:p>
          </table:table-cell>
          <table:table-cell office:value-type="float" office:value="82.714285714285694" table:style-name="ce20">
            <text:p>83</text:p>
          </table:table-cell>
          <table:table-cell office:value-type="float" office:value="41.785714285714299" table:style-name="ce20">
            <text:p>42</text:p>
          </table:table-cell>
          <table:table-cell office:value-type="float" office:value="97.5" table:style-name="ce20">
            <text:p>98</text:p>
          </table:table-cell>
          <table:table-cell office:value-type="float" office:value="103.28571428571399" table:style-name="ce20">
            <text:p>103</text:p>
          </table:table-cell>
          <table:table-cell office:value-type="float" office:value="174.142857142857" table:style-name="ce20">
            <text:p>174</text:p>
          </table:table-cell>
          <table:table-cell office:value-type="float" office:value="89.071428571428598" table:style-name="ce20">
            <text:p>89</text:p>
          </table:table-cell>
          <table:table-cell office:value-type="float" office:value="189.28571428571399" table:style-name="ce20">
            <text:p>189</text:p>
          </table:table-cell>
          <table:table-cell office:value-type="float" office:value="354" table:style-name="ce20">
            <text:p>354</text:p>
          </table:table-cell>
          <table:table-cell office:value-type="float" office:value="291.57142857142901" table:style-name="ce20">
            <text:p>292</text:p>
          </table:table-cell>
          <table:table-cell office:value-type="float" office:value="190.142857142857" table:style-name="ce20">
            <text:p>190</text:p>
          </table:table-cell>
          <table:table-cell office:value-type="float" office:value="36.071428571428598" table:style-name="ce20">
            <text:p>36</text:p>
          </table:table-cell>
          <table:table-cell office:value-type="float" office:value="134.78571428571399" table:style-name="ce20">
            <text:p>135</text:p>
          </table:table-cell>
          <table:table-cell office:value-type="float" office:value="78.321428571428598" table:style-name="ce20">
            <text:p>78</text:p>
          </table:table-cell>
          <table:table-cell office:value-type="float" office:value="34.821428571428598" table:style-name="ce20">
            <text:p>35</text:p>
          </table:table-cell>
          <table:table-cell office:value-type="float" office:value="243" table:style-name="ce21">
            <text:p>243</text:p>
          </table:table-cell>
          <table:table-cell office:value-type="float" office:value="409" table:style-name="ce20">
            <text:p>409</text:p>
          </table:table-cell>
          <table:table-cell office:value-type="float" office:value="464" table:style-name="ce20">
            <text:p>464</text:p>
          </table:table-cell>
          <table:table-cell office:value-type="float" office:value="1025" table:style-name="ce20">
            <text:p>1,025</text:p>
          </table:table-cell>
          <table:table-cell office:value-type="float" office:value="284" table:style-name="ce20">
            <text:p>284</text:p>
          </table:table-cell>
          <table:table-cell table:number-columns-repeated="16358" table:style-name="ce1"/>
        </table:table-row>
        <table:table-row table:style-name="ro9">
          <table:table-cell office:value-type="string" table:style-name="ce13">
            <text:p>Chiltern Railways</text:p>
          </table:table-cell>
          <table:table-cell office:value-type="float" office:value="2070.8214285714298" table:style-name="ce20">
            <text:p>2,071</text:p>
          </table:table-cell>
          <table:table-cell office:value-type="float" office:value="2073.8571428571399" table:style-name="ce20">
            <text:p>2,074</text:p>
          </table:table-cell>
          <table:table-cell office:value-type="float" office:value="1959.82142857143" table:style-name="ce20">
            <text:p>1,960</text:p>
          </table:table-cell>
          <table:table-cell office:value-type="float" office:value="1951.5" table:style-name="ce20">
            <text:p>1,952</text:p>
          </table:table-cell>
          <table:table-cell office:value-type="float" office:value="1636.7857142857099" table:style-name="ce20">
            <text:p>1,637</text:p>
          </table:table-cell>
          <table:table-cell office:value-type="float" office:value="1696.7142857142901" table:style-name="ce20">
            <text:p>1,697</text:p>
          </table:table-cell>
          <table:table-cell office:value-type="float" office:value="1668.07142857143" table:style-name="ce20">
            <text:p>1,668</text:p>
          </table:table-cell>
          <table:table-cell office:value-type="float" office:value="1537.42857142857" table:style-name="ce20">
            <text:p>1,537</text:p>
          </table:table-cell>
          <table:table-cell office:value-type="float" office:value="1540.25" table:style-name="ce20">
            <text:p>1,540</text:p>
          </table:table-cell>
          <table:table-cell office:value-type="float" office:value="1756.0357142857099" table:style-name="ce20">
            <text:p>1,756</text:p>
          </table:table-cell>
          <table:table-cell office:value-type="float" office:value="1690.6428571428601" table:style-name="ce20">
            <text:p>1,691</text:p>
          </table:table-cell>
          <table:table-cell office:value-type="float" office:value="1734.07142857143" table:style-name="ce20">
            <text:p>1,734</text:p>
          </table:table-cell>
          <table:table-cell office:value-type="float" office:value="1440.42857142857" table:style-name="ce20">
            <text:p>1,440</text:p>
          </table:table-cell>
          <table:table-cell office:value-type="float" office:value="1696.2857142857099" table:style-name="ce20">
            <text:p>1,696</text:p>
          </table:table-cell>
          <table:table-cell office:value-type="float" office:value="1569.7142857142901" table:style-name="ce20">
            <text:p>1,570</text:p>
          </table:table-cell>
          <table:table-cell office:value-type="float" office:value="1543.57142857143" table:style-name="ce20">
            <text:p>1,544</text:p>
          </table:table-cell>
          <table:table-cell office:value-type="float" office:value="570.28571428571399" table:style-name="ce20">
            <text:p>570</text:p>
          </table:table-cell>
          <table:table-cell office:value-type="float" office:value="340" table:style-name="ce20">
            <text:p>340</text:p>
          </table:table-cell>
          <table:table-cell office:value-type="float" office:value="284.67857142857099" table:style-name="ce20">
            <text:p>285</text:p>
          </table:table-cell>
          <table:table-cell office:value-type="float" office:value="227.03571428571399" table:style-name="ce20">
            <text:p>227</text:p>
          </table:table-cell>
          <table:table-cell office:value-type="float" office:value="8056" table:style-name="ce21">
            <text:p>8,056</text:p>
          </table:table-cell>
          <table:table-cell office:value-type="float" office:value="6539" table:style-name="ce20">
            <text:p>6,539</text:p>
          </table:table-cell>
          <table:table-cell office:value-type="float" office:value="6721" table:style-name="ce20">
            <text:p>6,721</text:p>
          </table:table-cell>
          <table:table-cell office:value-type="float" office:value="6250" table:style-name="ce20">
            <text:p>6,250</text:p>
          </table:table-cell>
          <table:table-cell office:value-type="float" office:value="1422" table:style-name="ce20">
            <text:p>1,422</text:p>
          </table:table-cell>
          <table:table-cell table:number-columns-repeated="16358" table:style-name="ce1"/>
        </table:table-row>
        <table:table-row table:style-name="ro9">
          <table:table-cell office:value-type="string" table:style-name="ce13">
            <text:p>CrossCountry</text:p>
          </table:table-cell>
          <table:table-cell office:value-type="float" office:value="5277.8928571428596" table:style-name="ce20">
            <text:p>5,278</text:p>
          </table:table-cell>
          <table:table-cell office:value-type="float" office:value="5629.2857142857101" table:style-name="ce20">
            <text:p>5,629</text:p>
          </table:table-cell>
          <table:table-cell office:value-type="float" office:value="5501.5714285714303" table:style-name="ce20">
            <text:p>5,502</text:p>
          </table:table-cell>
          <table:table-cell office:value-type="float" office:value="5074.25" table:style-name="ce20">
            <text:p>5,074</text:p>
          </table:table-cell>
          <table:table-cell office:value-type="float" office:value="4097.0714285714303" table:style-name="ce20">
            <text:p>4,097</text:p>
          </table:table-cell>
          <table:table-cell office:value-type="float" office:value="5644.4285714285697" table:style-name="ce20">
            <text:p>5,644</text:p>
          </table:table-cell>
          <table:table-cell office:value-type="float" office:value="8277.5714285714294" table:style-name="ce20">
            <text:p>8,278</text:p>
          </table:table-cell>
          <table:table-cell office:value-type="float" office:value="8359.9285714285706" table:style-name="ce20">
            <text:p>8,360</text:p>
          </table:table-cell>
          <table:table-cell office:value-type="float" office:value="5879.5" table:style-name="ce20">
            <text:p>5,880</text:p>
          </table:table-cell>
          <table:table-cell office:value-type="float" office:value="6164.8571428571404" table:style-name="ce20">
            <text:p>6,165</text:p>
          </table:table-cell>
          <table:table-cell office:value-type="float" office:value="6955.2857142857101" table:style-name="ce20">
            <text:p>6,955</text:p>
          </table:table-cell>
          <table:table-cell office:value-type="float" office:value="4925.3571428571404" table:style-name="ce20">
            <text:p>4,925</text:p>
          </table:table-cell>
          <table:table-cell office:value-type="float" office:value="5395.8571428571404" table:style-name="ce20">
            <text:p>5,396</text:p>
          </table:table-cell>
          <table:table-cell office:value-type="float" office:value="6636" table:style-name="ce20">
            <text:p>6,636</text:p>
          </table:table-cell>
          <table:table-cell office:value-type="float" office:value="7371.2857142857101" table:style-name="ce20">
            <text:p>7,371</text:p>
          </table:table-cell>
          <table:table-cell office:value-type="float" office:value="7421.8571428571404" table:style-name="ce20">
            <text:p>7,422</text:p>
          </table:table-cell>
          <table:table-cell office:value-type="float" office:value="1187.3928571428601" table:style-name="ce20">
            <text:p>1,187</text:p>
          </table:table-cell>
          <table:table-cell office:value-type="float" office:value="788.21428571428601" table:style-name="ce20">
            <text:p>788</text:p>
          </table:table-cell>
          <table:table-cell office:value-type="float" office:value="1062.4642857142901" table:style-name="ce20">
            <text:p>1,062</text:p>
          </table:table-cell>
          <table:table-cell office:value-type="float" office:value="955.92857142857099" table:style-name="ce20">
            <text:p>956</text:p>
          </table:table-cell>
          <table:table-cell office:value-type="float" office:value="21483" table:style-name="ce21">
            <text:p>21,483</text:p>
          </table:table-cell>
          <table:table-cell office:value-type="float" office:value="26379" table:style-name="ce20">
            <text:p>26,379</text:p>
          </table:table-cell>
          <table:table-cell office:value-type="float" office:value="23925" table:style-name="ce20">
            <text:p>23,925</text:p>
          </table:table-cell>
          <table:table-cell office:value-type="float" office:value="26825" table:style-name="ce20">
            <text:p>26,825</text:p>
          </table:table-cell>
          <table:table-cell office:value-type="float" office:value="3994" table:style-name="ce20">
            <text:p>3,994</text:p>
          </table:table-cell>
          <table:table-cell table:number-columns-repeated="16358" table:style-name="ce1"/>
        </table:table-row>
        <table:table-row table:style-name="ro9">
          <table:table-cell office:value-type="string" table:style-name="ce13">
            <text:p>East Midlands Railway</text:p>
          </table:table-cell>
          <table:table-cell office:value-type="float" office:value="3613.6428571428601" table:style-name="ce20">
            <text:p>3,614</text:p>
          </table:table-cell>
          <table:table-cell office:value-type="float" office:value="3546.6428571428601" table:style-name="ce20">
            <text:p>3,547</text:p>
          </table:table-cell>
          <table:table-cell office:value-type="float" office:value="2721.2142857142899" table:style-name="ce20">
            <text:p>2,721</text:p>
          </table:table-cell>
          <table:table-cell office:value-type="float" office:value="3208.5" table:style-name="ce20">
            <text:p>3,209</text:p>
          </table:table-cell>
          <table:table-cell office:value-type="float" office:value="3444.4285714285702" table:style-name="ce20">
            <text:p>3,444</text:p>
          </table:table-cell>
          <table:table-cell office:value-type="float" office:value="3085.0714285714298" table:style-name="ce20">
            <text:p>3,085</text:p>
          </table:table-cell>
          <table:table-cell office:value-type="float" office:value="3978.4285714285702" table:style-name="ce20">
            <text:p>3,978</text:p>
          </table:table-cell>
          <table:table-cell office:value-type="float" office:value="3572.0714285714298" table:style-name="ce20">
            <text:p>3,572</text:p>
          </table:table-cell>
          <table:table-cell office:value-type="float" office:value="2981.25" table:style-name="ce20">
            <text:p>2,981</text:p>
          </table:table-cell>
          <table:table-cell office:value-type="float" office:value="3854.2142857142899" table:style-name="ce20">
            <text:p>3,854</text:p>
          </table:table-cell>
          <table:table-cell office:value-type="float" office:value="4957" table:style-name="ce20">
            <text:p>4,957</text:p>
          </table:table-cell>
          <table:table-cell office:value-type="float" office:value="3535.5357142857201" table:style-name="ce20">
            <text:p>3,536</text:p>
          </table:table-cell>
          <table:table-cell office:value-type="float" office:value="3168.7142857142899" table:style-name="ce20">
            <text:p>3,169</text:p>
          </table:table-cell>
          <table:table-cell office:value-type="float" office:value="5020.2857142857101" table:style-name="ce20">
            <text:p>5,020</text:p>
          </table:table-cell>
          <table:table-cell office:value-type="float" office:value="4357.7142857142899" table:style-name="ce20">
            <text:p>4,358</text:p>
          </table:table-cell>
          <table:table-cell office:value-type="float" office:value="3036.2857142857101" table:style-name="ce20">
            <text:p>3,036</text:p>
          </table:table-cell>
          <table:table-cell office:value-type="float" office:value="399.17857142857099" table:style-name="ce20">
            <text:p>399</text:p>
          </table:table-cell>
          <table:table-cell office:value-type="float" office:value="1040.82142857143" table:style-name="ce20">
            <text:p>1,041</text:p>
          </table:table-cell>
          <table:table-cell office:value-type="float" office:value="781.46428571428601" table:style-name="ce20">
            <text:p>781</text:p>
          </table:table-cell>
          <table:table-cell office:value-type="float" office:value="546.53571428571399" table:style-name="ce20">
            <text:p>547</text:p>
          </table:table-cell>
          <table:table-cell office:value-type="float" office:value="13090" table:style-name="ce21">
            <text:p>13,090</text:p>
          </table:table-cell>
          <table:table-cell office:value-type="float" office:value="14080" table:style-name="ce20">
            <text:p>14,080</text:p>
          </table:table-cell>
          <table:table-cell office:value-type="float" office:value="15328" table:style-name="ce20">
            <text:p>15,328</text:p>
          </table:table-cell>
          <table:table-cell office:value-type="float" office:value="15583" table:style-name="ce20">
            <text:p>15,583</text:p>
          </table:table-cell>
          <table:table-cell office:value-type="float" office:value="2768" table:style-name="ce20">
            <text:p>2,768</text:p>
          </table:table-cell>
          <table:table-cell table:number-columns-repeated="16358" table:style-name="ce1"/>
        </table:table-row>
        <table:table-row table:style-name="ro9">
          <table:table-cell office:value-type="string" table:style-name="ce13">
            <text:p>Govia Thameslink Railway</text:p>
          </table:table-cell>
          <table:table-cell office:value-type="float" office:value="17880.142857142899" table:style-name="ce20">
            <text:p>17,880</text:p>
          </table:table-cell>
          <table:table-cell office:value-type="float" office:value="25176.357142857101" table:style-name="ce20">
            <text:p>25,176</text:p>
          </table:table-cell>
          <table:table-cell office:value-type="float" office:value="25191.75" table:style-name="ce20">
            <text:p>25,192</text:p>
          </table:table-cell>
          <table:table-cell office:value-type="float" office:value="23527.75" table:style-name="ce20">
            <text:p>23,528</text:p>
          </table:table-cell>
          <table:table-cell office:value-type="float" office:value="12654.4285714286" table:style-name="ce20">
            <text:p>12,654</text:p>
          </table:table-cell>
          <table:table-cell office:value-type="float" office:value="15251.5714285714" table:style-name="ce20">
            <text:p>15,252</text:p>
          </table:table-cell>
          <table:table-cell office:value-type="float" office:value="12954" table:style-name="ce20">
            <text:p>12,954</text:p>
          </table:table-cell>
          <table:table-cell office:value-type="float" office:value="10488" table:style-name="ce20">
            <text:p>10,488</text:p>
          </table:table-cell>
          <table:table-cell office:value-type="float" office:value="16324.5" table:style-name="ce20">
            <text:p>16,325</text:p>
          </table:table-cell>
          <table:table-cell office:value-type="float" office:value="16874.25" table:style-name="ce20">
            <text:p>16,874</text:p>
          </table:table-cell>
          <table:table-cell office:value-type="float" office:value="11208" table:style-name="ce20">
            <text:p>11,208</text:p>
          </table:table-cell>
          <table:table-cell office:value-type="float" office:value="10435.25" table:style-name="ce20">
            <text:p>10,435</text:p>
          </table:table-cell>
          <table:table-cell office:value-type="float" office:value="10188.142857142901" table:style-name="ce20">
            <text:p>10,188</text:p>
          </table:table-cell>
          <table:table-cell office:value-type="float" office:value="16023.142857142901" table:style-name="ce20">
            <text:p>16,023</text:p>
          </table:table-cell>
          <table:table-cell office:value-type="float" office:value="14572.142857142901" table:style-name="ce20">
            <text:p>14,572</text:p>
          </table:table-cell>
          <table:table-cell office:value-type="float" office:value="11221.5714285714" table:style-name="ce20">
            <text:p>11,222</text:p>
          </table:table-cell>
          <table:table-cell office:value-type="float" office:value="3659.0357142857101" table:style-name="ce20">
            <text:p>3,659</text:p>
          </table:table-cell>
          <table:table-cell office:value-type="float" office:value="5946.9642857142899" table:style-name="ce20">
            <text:p>5,947</text:p>
          </table:table-cell>
          <table:table-cell office:value-type="float" office:value="4159.1785714285697" table:style-name="ce20">
            <text:p>4,159</text:p>
          </table:table-cell>
          <table:table-cell office:value-type="float" office:value="2529.8214285714298" table:style-name="ce20">
            <text:p>2,530</text:p>
          </table:table-cell>
          <table:table-cell office:value-type="float" office:value="91776" table:style-name="ce21">
            <text:p>91,776</text:p>
          </table:table-cell>
          <table:table-cell office:value-type="float" office:value="51348" table:style-name="ce20">
            <text:p>51,348</text:p>
          </table:table-cell>
          <table:table-cell office:value-type="float" office:value="54842" table:style-name="ce20">
            <text:p>54,842</text:p>
          </table:table-cell>
          <table:table-cell office:value-type="float" office:value="52005" table:style-name="ce20">
            <text:p>52,005</text:p>
          </table:table-cell>
          <table:table-cell office:value-type="float" office:value="16295" table:style-name="ce20">
            <text:p>16,295</text:p>
          </table:table-cell>
          <table:table-cell table:number-columns-repeated="16358" table:style-name="ce1"/>
        </table:table-row>
        <table:table-row table:style-name="ro9">
          <table:table-cell office:value-type="string" table:style-name="ce13">
            <text:p>Grand Central</text:p>
          </table:table-cell>
          <table:table-cell office:value-type="float" office:value="559.42857142857201" table:style-name="ce20">
            <text:p>559</text:p>
          </table:table-cell>
          <table:table-cell office:value-type="float" office:value="1250.8571428571399" table:style-name="ce20">
            <text:p>1,251</text:p>
          </table:table-cell>
          <table:table-cell office:value-type="float" office:value="793.46428571428601" table:style-name="ce20">
            <text:p>793</text:p>
          </table:table-cell>
          <table:table-cell office:value-type="float" office:value="365.25" table:style-name="ce20">
            <text:p>365</text:p>
          </table:table-cell>
          <table:table-cell office:value-type="float" office:value="563.78571428571399" table:style-name="ce20">
            <text:p>564</text:p>
          </table:table-cell>
          <table:table-cell office:value-type="float" office:value="558.21428571428601" table:style-name="ce20">
            <text:p>558</text:p>
          </table:table-cell>
          <table:table-cell office:value-type="float" office:value="771.57142857142901" table:style-name="ce20">
            <text:p>772</text:p>
          </table:table-cell>
          <table:table-cell office:value-type="float" office:value="745.42857142857099" table:style-name="ce20">
            <text:p>745</text:p>
          </table:table-cell>
          <table:table-cell office:value-type="float" office:value="880.5" table:style-name="ce20">
            <text:p>881</text:p>
          </table:table-cell>
          <table:table-cell office:value-type="float" office:value="1425.07142857143" table:style-name="ce20">
            <text:p>1,425</text:p>
          </table:table-cell>
          <table:table-cell office:value-type="float" office:value="851.53571428571399" table:style-name="ce20">
            <text:p>852</text:p>
          </table:table-cell>
          <table:table-cell office:value-type="float" office:value="513.892857142857" table:style-name="ce20">
            <text:p>514</text:p>
          </table:table-cell>
          <table:table-cell office:value-type="float" office:value="307" table:style-name="ce20">
            <text:p>307</text:p>
          </table:table-cell>
          <table:table-cell office:value-type="float" office:value="506.28571428571399" table:style-name="ce20">
            <text:p>506</text:p>
          </table:table-cell>
          <table:table-cell office:value-type="float" office:value="516.28571428571399" table:style-name="ce20">
            <text:p>516</text:p>
          </table:table-cell>
          <table:table-cell office:value-type="float" office:value="448.42857142857099" table:style-name="ce20">
            <text:p>448</text:p>
          </table:table-cell>
          <table:table-cell office:value-type="float" office:value="38.178571428571402" table:style-name="ce20">
            <text:p>38</text:p>
          </table:table-cell>
          <table:table-cell office:value-type="float" office:value="117.75" table:style-name="ce20">
            <text:p>118</text:p>
          </table:table-cell>
          <table:table-cell office:value-type="float" office:value="80.892857142857096" table:style-name="ce20">
            <text:p>81</text:p>
          </table:table-cell>
          <table:table-cell office:value-type="float" office:value="16.178571428571399" table:style-name="ce20">
            <text:p>16</text:p>
          </table:table-cell>
          <table:table-cell office:value-type="float" office:value="2969" table:style-name="ce21">
            <text:p>2,969</text:p>
          </table:table-cell>
          <table:table-cell office:value-type="float" office:value="2639" table:style-name="ce20">
            <text:p>2,639</text:p>
          </table:table-cell>
          <table:table-cell office:value-type="float" office:value="3671" table:style-name="ce20">
            <text:p>3,671</text:p>
          </table:table-cell>
          <table:table-cell office:value-type="float" office:value="1778" table:style-name="ce20">
            <text:p>1,778</text:p>
          </table:table-cell>
          <table:table-cell office:value-type="float" office:value="253" table:style-name="ce20">
            <text:p>253</text:p>
          </table:table-cell>
          <table:table-cell table:number-columns-repeated="16358" table:style-name="ce1"/>
        </table:table-row>
        <table:table-row table:style-name="ro9">
          <table:table-cell office:value-type="string" table:style-name="ce13">
            <text:p>Great Western Railway</text:p>
          </table:table-cell>
          <table:table-cell office:value-type="float" office:value="7686.7142857142899" table:style-name="ce20">
            <text:p>7,687</text:p>
          </table:table-cell>
          <table:table-cell office:value-type="float" office:value="7155.0357142857101" table:style-name="ce20">
            <text:p>7,155</text:p>
          </table:table-cell>
          <table:table-cell office:value-type="float" office:value="6822.5" table:style-name="ce20">
            <text:p>6,823</text:p>
          </table:table-cell>
          <table:table-cell office:value-type="float" office:value="9956.75" table:style-name="ce20">
            <text:p>9,957</text:p>
          </table:table-cell>
          <table:table-cell office:value-type="float" office:value="9990.1428571428605" table:style-name="ce20">
            <text:p>9,990</text:p>
          </table:table-cell>
          <table:table-cell office:value-type="float" office:value="11552.857142857099" table:style-name="ce20">
            <text:p>11,553</text:p>
          </table:table-cell>
          <table:table-cell office:value-type="float" office:value="13547.642857142901" table:style-name="ce20">
            <text:p>13,548</text:p>
          </table:table-cell>
          <table:table-cell office:value-type="float" office:value="15452.357142857099" table:style-name="ce20">
            <text:p>15,452</text:p>
          </table:table-cell>
          <table:table-cell office:value-type="float" office:value="15648.75" table:style-name="ce20">
            <text:p>15,649</text:p>
          </table:table-cell>
          <table:table-cell office:value-type="float" office:value="19670.321428571398" table:style-name="ce20">
            <text:p>19,670</text:p>
          </table:table-cell>
          <table:table-cell office:value-type="float" office:value="15795.6785714286" table:style-name="ce20">
            <text:p>15,796</text:p>
          </table:table-cell>
          <table:table-cell office:value-type="float" office:value="12538.25" table:style-name="ce20">
            <text:p>12,538</text:p>
          </table:table-cell>
          <table:table-cell office:value-type="float" office:value="13272.5714285714" table:style-name="ce20">
            <text:p>13,273</text:p>
          </table:table-cell>
          <table:table-cell office:value-type="float" office:value="14873.714285714301" table:style-name="ce20">
            <text:p>14,874</text:p>
          </table:table-cell>
          <table:table-cell office:value-type="float" office:value="14557.285714285699" table:style-name="ce20">
            <text:p>14,557</text:p>
          </table:table-cell>
          <table:table-cell office:value-type="float" office:value="15435.4285714286" table:style-name="ce20">
            <text:p>15,435</text:p>
          </table:table-cell>
          <table:table-cell office:value-type="float" office:value="6352.1428571428596" table:style-name="ce20">
            <text:p>6,352</text:p>
          </table:table-cell>
          <table:table-cell office:value-type="float" office:value="4570.3214285714303" table:style-name="ce20">
            <text:p>4,570</text:p>
          </table:table-cell>
          <table:table-cell office:value-type="float" office:value="3329.5357142857101" table:style-name="ce20">
            <text:p>3,330</text:p>
          </table:table-cell>
          <table:table-cell office:value-type="float" office:value="1301" table:style-name="ce20">
            <text:p>1,301</text:p>
          </table:table-cell>
          <table:table-cell office:value-type="float" office:value="31621" table:style-name="ce21">
            <text:p>31,621</text:p>
          </table:table-cell>
          <table:table-cell office:value-type="float" office:value="50543" table:style-name="ce20">
            <text:p>50,543</text:p>
          </table:table-cell>
          <table:table-cell office:value-type="float" office:value="63653" table:style-name="ce20">
            <text:p>63,653</text:p>
          </table:table-cell>
          <table:table-cell office:value-type="float" office:value="58139" table:style-name="ce20">
            <text:p>58,139</text:p>
          </table:table-cell>
          <table:table-cell office:value-type="float" office:value="15553" table:style-name="ce20">
            <text:p>15,553</text:p>
          </table:table-cell>
          <table:table-cell table:number-columns-repeated="16358" table:style-name="ce1"/>
        </table:table-row>
        <table:table-row table:style-name="ro9">
          <table:table-cell office:value-type="string" table:style-name="ce13">
            <text:p>Greater Anglia</text:p>
          </table:table-cell>
          <table:table-cell office:value-type="float" office:value="10006.5" table:style-name="ce20">
            <text:p>10,007</text:p>
          </table:table-cell>
          <table:table-cell office:value-type="float" office:value="10603.892857142901" table:style-name="ce20">
            <text:p>10,604</text:p>
          </table:table-cell>
          <table:table-cell office:value-type="float" office:value="14040.857142857099" table:style-name="ce20">
            <text:p>14,041</text:p>
          </table:table-cell>
          <table:table-cell office:value-type="float" office:value="13833.75" table:style-name="ce20">
            <text:p>13,834</text:p>
          </table:table-cell>
          <table:table-cell office:value-type="float" office:value="11495.5714285714" table:style-name="ce20">
            <text:p>11,496</text:p>
          </table:table-cell>
          <table:table-cell office:value-type="float" office:value="10672.9285714286" table:style-name="ce20">
            <text:p>10,673</text:p>
          </table:table-cell>
          <table:table-cell office:value-type="float" office:value="10092.357142857099" table:style-name="ce20">
            <text:p>10,092</text:p>
          </table:table-cell>
          <table:table-cell office:value-type="float" office:value="11968.142857142901" table:style-name="ce20">
            <text:p>11,968</text:p>
          </table:table-cell>
          <table:table-cell office:value-type="float" office:value="6405" table:style-name="ce20">
            <text:p>6,405</text:p>
          </table:table-cell>
          <table:table-cell office:value-type="float" office:value="7247.8214285714303" table:style-name="ce20">
            <text:p>7,248</text:p>
          </table:table-cell>
          <table:table-cell office:value-type="float" office:value="8445.8214285714294" table:style-name="ce20">
            <text:p>8,446</text:p>
          </table:table-cell>
          <table:table-cell office:value-type="float" office:value="7603.3571428571404" table:style-name="ce20">
            <text:p>7,603</text:p>
          </table:table-cell>
          <table:table-cell office:value-type="float" office:value="6071.2857142857101" table:style-name="ce20">
            <text:p>6,071</text:p>
          </table:table-cell>
          <table:table-cell office:value-type="float" office:value="8816" table:style-name="ce20">
            <text:p>8,816</text:p>
          </table:table-cell>
          <table:table-cell office:value-type="float" office:value="8298.4285714285706" table:style-name="ce20">
            <text:p>8,298</text:p>
          </table:table-cell>
          <table:table-cell office:value-type="float" office:value="10347.285714285699" table:style-name="ce20">
            <text:p>10,347</text:p>
          </table:table-cell>
          <table:table-cell office:value-type="float" office:value="1354.5357142857099" table:style-name="ce20">
            <text:p>1,355</text:p>
          </table:table-cell>
          <table:table-cell office:value-type="float" office:value="2518.2142857142899" table:style-name="ce20">
            <text:p>2,518</text:p>
          </table:table-cell>
          <table:table-cell office:value-type="float" office:value="2358" table:style-name="ce20">
            <text:p>2,358</text:p>
          </table:table-cell>
          <table:table-cell office:value-type="float" office:value="1438.25" table:style-name="ce20">
            <text:p>1,438</text:p>
          </table:table-cell>
          <table:table-cell office:value-type="float" office:value="48485" table:style-name="ce21">
            <text:p>48,485</text:p>
          </table:table-cell>
          <table:table-cell office:value-type="float" office:value="44229" table:style-name="ce20">
            <text:p>44,229</text:p>
          </table:table-cell>
          <table:table-cell office:value-type="float" office:value="29702" table:style-name="ce20">
            <text:p>29,702</text:p>
          </table:table-cell>
          <table:table-cell office:value-type="float" office:value="33533" table:style-name="ce20">
            <text:p>33,533</text:p>
          </table:table-cell>
          <table:table-cell office:value-type="float" office:value="7669" table:style-name="ce20">
            <text:p>7,669</text:p>
          </table:table-cell>
          <table:table-cell table:number-columns-repeated="16358" table:style-name="ce1"/>
        </table:table-row>
        <table:table-row table:style-name="ro9">
          <table:table-cell office:value-type="string" table:style-name="ce13">
            <text:p>Heathrow Express</text:p>
          </table:table-cell>
          <table:table-cell office:value-type="float" office:value="7455.5714285714303" table:style-name="ce20">
            <text:p>7,456</text:p>
          </table:table-cell>
          <table:table-cell office:value-type="float" office:value="6877.8214285714303" table:style-name="ce20">
            <text:p>6,878</text:p>
          </table:table-cell>
          <table:table-cell office:value-type="float" office:value="7377.3571428571404" table:style-name="ce20">
            <text:p>7,377</text:p>
          </table:table-cell>
          <table:table-cell office:value-type="float" office:value="5931.25" table:style-name="ce20">
            <text:p>5,931</text:p>
          </table:table-cell>
          <table:table-cell office:value-type="float" office:value="463.42857142857099" table:style-name="ce20">
            <text:p>463</text:p>
          </table:table-cell>
          <table:table-cell office:value-type="float" office:value="504.57142857142901" table:style-name="ce20">
            <text:p>505</text:p>
          </table:table-cell>
          <table:table-cell office:value-type="float" office:value="480.71428571428601" table:style-name="ce20">
            <text:p>481</text:p>
          </table:table-cell>
          <table:table-cell office:value-type="float" office:value="392.28571428571399" table:style-name="ce20">
            <text:p>392</text:p>
          </table:table-cell>
          <table:table-cell office:value-type="float" office:value="817.75" table:style-name="ce20">
            <text:p>818</text:p>
          </table:table-cell>
          <table:table-cell office:value-type="float" office:value="353.25" table:style-name="ce20">
            <text:p>353</text:p>
          </table:table-cell>
          <table:table-cell office:value-type="float" office:value="335.857142857143" table:style-name="ce20">
            <text:p>336</text:p>
          </table:table-cell>
          <table:table-cell office:value-type="float" office:value="149.142857142857" table:style-name="ce20">
            <text:p>149</text:p>
          </table:table-cell>
          <table:table-cell office:value-type="float" office:value="218.857142857143" table:style-name="ce20">
            <text:p>219</text:p>
          </table:table-cell>
          <table:table-cell office:value-type="float" office:value="224.57142857142799" table:style-name="ce20">
            <text:p>225</text:p>
          </table:table-cell>
          <table:table-cell office:value-type="float" office:value="343.857142857143" table:style-name="ce20">
            <text:p>344</text:p>
          </table:table-cell>
          <table:table-cell office:value-type="float" office:value="444.71428571428601" table:style-name="ce20">
            <text:p>445</text:p>
          </table:table-cell>
          <table:table-cell office:value-type="float" office:value="24.3928571428571" table:style-name="ce20">
            <text:p>24</text:p>
          </table:table-cell>
          <table:table-cell office:value-type="float" office:value="72.035714285714306" table:style-name="ce20">
            <text:p>72</text:p>
          </table:table-cell>
          <table:table-cell office:value-type="float" office:value="57.5" table:style-name="ce20">
            <text:p>58</text:p>
          </table:table-cell>
          <table:table-cell office:value-type="float" office:value="19.071428571428601" table:style-name="ce20">
            <text:p>19</text:p>
          </table:table-cell>
          <table:table-cell office:value-type="float" office:value="27642" table:style-name="ce21">
            <text:p>27,642</text:p>
          </table:table-cell>
          <table:table-cell office:value-type="float" office:value="1841" table:style-name="ce20">
            <text:p>1,841</text:p>
          </table:table-cell>
          <table:table-cell office:value-type="float" office:value="1656" table:style-name="ce20">
            <text:p>1,656</text:p>
          </table:table-cell>
          <table:table-cell office:value-type="float" office:value="1232" table:style-name="ce20">
            <text:p>1,232</text:p>
          </table:table-cell>
          <table:table-cell office:value-type="float" office:value="173" table:style-name="ce20">
            <text:p>173</text:p>
          </table:table-cell>
          <table:table-cell table:number-columns-repeated="16358" table:style-name="ce1"/>
        </table:table-row>
        <table:table-row table:style-name="ro9">
          <table:table-cell office:value-type="string" table:style-name="ce13">
            <text:p>Hull Trains</text:p>
          </table:table-cell>
          <table:table-cell office:value-type="float" office:value="310.357142857143" table:style-name="ce20">
            <text:p>310</text:p>
          </table:table-cell>
          <table:table-cell office:value-type="float" office:value="385.642857142857" table:style-name="ce20">
            <text:p>386</text:p>
          </table:table-cell>
          <table:table-cell office:value-type="float" office:value="234.25" table:style-name="ce20">
            <text:p>234</text:p>
          </table:table-cell>
          <table:table-cell office:value-type="float" office:value="230.75" table:style-name="ce20">
            <text:p>231</text:p>
          </table:table-cell>
          <table:table-cell office:value-type="float" office:value="425.71428571428601" table:style-name="ce20">
            <text:p>426</text:p>
          </table:table-cell>
          <table:table-cell office:value-type="float" office:value="412.28571428571399" table:style-name="ce20">
            <text:p>412</text:p>
          </table:table-cell>
          <table:table-cell office:value-type="float" office:value="660.21428571428601" table:style-name="ce20">
            <text:p>660</text:p>
          </table:table-cell>
          <table:table-cell office:value-type="float" office:value="655.78571428571399" table:style-name="ce20">
            <text:p>656</text:p>
          </table:table-cell>
          <table:table-cell office:value-type="float" office:value="688.75" table:style-name="ce20">
            <text:p>689</text:p>
          </table:table-cell>
          <table:table-cell office:value-type="float" office:value="269.357142857143" table:style-name="ce20">
            <text:p>269</text:p>
          </table:table-cell>
          <table:table-cell office:value-type="float" office:value="231.67857142857099" table:style-name="ce20">
            <text:p>232</text:p>
          </table:table-cell>
          <table:table-cell office:value-type="float" office:value="345.21428571428601" table:style-name="ce20">
            <text:p>345</text:p>
          </table:table-cell>
          <table:table-cell office:value-type="float" office:value="180.857142857143" table:style-name="ce20">
            <text:p>181</text:p>
          </table:table-cell>
          <table:table-cell office:value-type="float" office:value="225.142857142857" table:style-name="ce20">
            <text:p>225</text:p>
          </table:table-cell>
          <table:table-cell office:value-type="float" office:value="268.71428571428601" table:style-name="ce20">
            <text:p>269</text:p>
          </table:table-cell>
          <table:table-cell office:value-type="float" office:value="428.28571428571399" table:style-name="ce20">
            <text:p>428</text:p>
          </table:table-cell>
          <table:table-cell office:value-type="float" office:value="13.25" table:style-name="ce20">
            <text:p>13</text:p>
          </table:table-cell>
          <table:table-cell office:value-type="float" office:value="51.285714285714299" table:style-name="ce20">
            <text:p>51</text:p>
          </table:table-cell>
          <table:table-cell office:value-type="float" office:value="30.571428571428601" table:style-name="ce20">
            <text:p>31</text:p>
          </table:table-cell>
          <table:table-cell office:value-type="float" office:value="12.8928571428571" table:style-name="ce20">
            <text:p>13</text:p>
          </table:table-cell>
          <table:table-cell office:value-type="float" office:value="1161" table:style-name="ce21">
            <text:p>1,161</text:p>
          </table:table-cell>
          <table:table-cell office:value-type="float" office:value="2154" table:style-name="ce20">
            <text:p>2,154</text:p>
          </table:table-cell>
          <table:table-cell office:value-type="float" office:value="1535" table:style-name="ce20">
            <text:p>1,535</text:p>
          </table:table-cell>
          <table:table-cell office:value-type="float" office:value="1103" table:style-name="ce20">
            <text:p>1,103</text:p>
          </table:table-cell>
          <table:table-cell office:value-type="float" office:value="108" table:style-name="ce20">
            <text:p>108</text:p>
          </table:table-cell>
          <table:table-cell table:number-columns-repeated="16358" table:style-name="ce1"/>
        </table:table-row>
        <table:table-row table:style-name="ro9">
          <table:table-cell office:value-type="string" table:style-name="ce13">
            <text:p>London North Eastern Railway</text:p>
          </table:table-cell>
          <table:table-cell office:value-type="float" office:value="8899.9642857142899" table:style-name="ce20">
            <text:p>8,900</text:p>
          </table:table-cell>
          <table:table-cell office:value-type="float" office:value="3608.2857142857101" table:style-name="ce20">
            <text:p>3,608</text:p>
          </table:table-cell>
          <table:table-cell office:value-type="float" office:value="5419.75" table:style-name="ce20">
            <text:p>5,420</text:p>
          </table:table-cell>
          <table:table-cell office:value-type="float" office:value="5628" table:style-name="ce20">
            <text:p>5,628</text:p>
          </table:table-cell>
          <table:table-cell office:value-type="float" office:value="5080.7142857142899" table:style-name="ce20">
            <text:p>5,081</text:p>
          </table:table-cell>
          <table:table-cell office:value-type="float" office:value="7892.2857142857101" table:style-name="ce20">
            <text:p>7,892</text:p>
          </table:table-cell>
          <table:table-cell office:value-type="float" office:value="7315.5" table:style-name="ce20">
            <text:p>7,316</text:p>
          </table:table-cell>
          <table:table-cell office:value-type="float" office:value="5294.5" table:style-name="ce20">
            <text:p>5,295</text:p>
          </table:table-cell>
          <table:table-cell office:value-type="float" office:value="5817.75" table:style-name="ce20">
            <text:p>5,818</text:p>
          </table:table-cell>
          <table:table-cell office:value-type="float" office:value="6613.0357142857101" table:style-name="ce20">
            <text:p>6,613</text:p>
          </table:table-cell>
          <table:table-cell office:value-type="float" office:value="5679.3571428571404" table:style-name="ce20">
            <text:p>5,679</text:p>
          </table:table-cell>
          <table:table-cell office:value-type="float" office:value="7096.8571428571404" table:style-name="ce20">
            <text:p>7,097</text:p>
          </table:table-cell>
          <table:table-cell office:value-type="float" office:value="7253.4285714285697" table:style-name="ce20">
            <text:p>7,253</text:p>
          </table:table-cell>
          <table:table-cell office:value-type="float" office:value="8331" table:style-name="ce20">
            <text:p>8,331</text:p>
          </table:table-cell>
          <table:table-cell office:value-type="float" office:value="10864.285714285699" table:style-name="ce20">
            <text:p>10,864</text:p>
          </table:table-cell>
          <table:table-cell office:value-type="float" office:value="6470.2857142857101" table:style-name="ce20">
            <text:p>6,470</text:p>
          </table:table-cell>
          <table:table-cell office:value-type="float" office:value="797.03571428571399" table:style-name="ce20">
            <text:p>797</text:p>
          </table:table-cell>
          <table:table-cell office:value-type="float" office:value="2005.7857142857099" table:style-name="ce20">
            <text:p>2,006</text:p>
          </table:table-cell>
          <table:table-cell office:value-type="float" office:value="1532.9642857142901" table:style-name="ce20">
            <text:p>1,533</text:p>
          </table:table-cell>
          <table:table-cell office:value-type="float" office:value="853.21428571428601" table:style-name="ce20">
            <text:p>853</text:p>
          </table:table-cell>
          <table:table-cell office:value-type="float" office:value="23556" table:style-name="ce21">
            <text:p>23,556</text:p>
          </table:table-cell>
          <table:table-cell office:value-type="float" office:value="25583" table:style-name="ce20">
            <text:p>25,583</text:p>
          </table:table-cell>
          <table:table-cell office:value-type="float" office:value="25207" table:style-name="ce20">
            <text:p>25,207</text:p>
          </table:table-cell>
          <table:table-cell office:value-type="float" office:value="32919" table:style-name="ce20">
            <text:p>32,919</text:p>
          </table:table-cell>
          <table:table-cell office:value-type="float" office:value="5189" table:style-name="ce20">
            <text:p>5,189</text:p>
          </table:table-cell>
          <table:table-cell table:number-columns-repeated="16358" table:style-name="ce1"/>
        </table:table-row>
        <table:table-row table:style-name="ro9">
          <table:table-cell office:value-type="string" table:style-name="ce13">
            <text:p>London Overground</text:p>
          </table:table-cell>
          <table:table-cell office:value-type="float" office:value="1299.9642857142901" table:style-name="ce20">
            <text:p>1,300</text:p>
          </table:table-cell>
          <table:table-cell office:value-type="float" office:value="1135.7142857142901" table:style-name="ce20">
            <text:p>1,136</text:p>
          </table:table-cell>
          <table:table-cell office:value-type="float" office:value="904.82142857142901" table:style-name="ce20">
            <text:p>905</text:p>
          </table:table-cell>
          <table:table-cell office:value-type="float" office:value="726.5" table:style-name="ce20">
            <text:p>727</text:p>
          </table:table-cell>
          <table:table-cell office:value-type="float" office:value="549.857142857143" table:style-name="ce20">
            <text:p>550</text:p>
          </table:table-cell>
          <table:table-cell office:value-type="float" office:value="623.142857142857" table:style-name="ce20">
            <text:p>623</text:p>
          </table:table-cell>
          <table:table-cell office:value-type="float" office:value="977.5" table:style-name="ce20">
            <text:p>978</text:p>
          </table:table-cell>
          <table:table-cell office:value-type="float" office:value="1077.5" table:style-name="ce20">
            <text:p>1,078</text:p>
          </table:table-cell>
          <table:table-cell office:value-type="float" office:value="452.5" table:style-name="ce20">
            <text:p>453</text:p>
          </table:table-cell>
          <table:table-cell office:value-type="float" office:value="310.25" table:style-name="ce20">
            <text:p>310</text:p>
          </table:table-cell>
          <table:table-cell office:value-type="float" office:value="286.142857142857" table:style-name="ce20">
            <text:p>286</text:p>
          </table:table-cell>
          <table:table-cell office:value-type="float" office:value="216.107142857143" table:style-name="ce20">
            <text:p>216</text:p>
          </table:table-cell>
          <table:table-cell office:value-type="float" office:value="237.57142857142901" table:style-name="ce20">
            <text:p>238</text:p>
          </table:table-cell>
          <table:table-cell office:value-type="float" office:value="747.28571428571399" table:style-name="ce20">
            <text:p>747</text:p>
          </table:table-cell>
          <table:table-cell office:value-type="float" office:value="642.42857142857099" table:style-name="ce20">
            <text:p>642</text:p>
          </table:table-cell>
          <table:table-cell office:value-type="float" office:value="922.71428571428601" table:style-name="ce20">
            <text:p>923</text:p>
          </table:table-cell>
          <table:table-cell office:value-type="float" office:value="75.464285714285694" table:style-name="ce20">
            <text:p>75</text:p>
          </table:table-cell>
          <table:table-cell office:value-type="float" office:value="211.42857142857099" table:style-name="ce20">
            <text:p>211</text:p>
          </table:table-cell>
          <table:table-cell office:value-type="float" office:value="182.42857142857099" table:style-name="ce20">
            <text:p>182</text:p>
          </table:table-cell>
          <table:table-cell office:value-type="float" office:value="85.678571428571402" table:style-name="ce20">
            <text:p>86</text:p>
          </table:table-cell>
          <table:table-cell office:value-type="float" office:value="4067" table:style-name="ce21">
            <text:p>4,067</text:p>
          </table:table-cell>
          <table:table-cell office:value-type="float" office:value="3228" table:style-name="ce20">
            <text:p>3,228</text:p>
          </table:table-cell>
          <table:table-cell office:value-type="float" office:value="1265" table:style-name="ce20">
            <text:p>1,265</text:p>
          </table:table-cell>
          <table:table-cell office:value-type="float" office:value="2550" table:style-name="ce20">
            <text:p>2,550</text:p>
          </table:table-cell>
          <table:table-cell office:value-type="float" office:value="555" table:style-name="ce20">
            <text:p>555</text:p>
          </table:table-cell>
          <table:table-cell table:number-columns-repeated="16358" table:style-name="ce1"/>
        </table:table-row>
        <table:table-row table:style-name="ro9">
          <table:table-cell office:value-type="string" table:style-name="ce13">
            <text:p>Merseyrail</text:p>
          </table:table-cell>
          <table:table-cell office:value-type="float" office:value="1054.9642857142901" table:style-name="ce20">
            <text:p>1,055</text:p>
          </table:table-cell>
          <table:table-cell office:value-type="float" office:value="932.25" table:style-name="ce20">
            <text:p>932</text:p>
          </table:table-cell>
          <table:table-cell office:value-type="float" office:value="1066.0357142857099" table:style-name="ce20">
            <text:p>1,066</text:p>
          </table:table-cell>
          <table:table-cell office:value-type="float" office:value="1171.75" table:style-name="ce20">
            <text:p>1,172</text:p>
          </table:table-cell>
          <table:table-cell office:value-type="float" office:value="820.57142857142901" table:style-name="ce20">
            <text:p>821</text:p>
          </table:table-cell>
          <table:table-cell office:value-type="float" office:value="879.42857142857201" table:style-name="ce20">
            <text:p>879</text:p>
          </table:table-cell>
          <table:table-cell office:value-type="float" office:value="1173.57142857143" table:style-name="ce20">
            <text:p>1,174</text:p>
          </table:table-cell>
          <table:table-cell office:value-type="float" office:value="843.42857142857099" table:style-name="ce20">
            <text:p>843</text:p>
          </table:table-cell>
          <table:table-cell office:value-type="float" office:value="643.25" table:style-name="ce20">
            <text:p>643</text:p>
          </table:table-cell>
          <table:table-cell office:value-type="float" office:value="1055.2857142857099" table:style-name="ce20">
            <text:p>1,055</text:p>
          </table:table-cell>
          <table:table-cell office:value-type="float" office:value="1029.8571428571399" table:style-name="ce20">
            <text:p>1,030</text:p>
          </table:table-cell>
          <table:table-cell office:value-type="float" office:value="1051.6071428571399" table:style-name="ce20">
            <text:p>1,052</text:p>
          </table:table-cell>
          <table:table-cell office:value-type="float" office:value="788.857142857143" table:style-name="ce20">
            <text:p>789</text:p>
          </table:table-cell>
          <table:table-cell office:value-type="float" office:value="928.28571428571399" table:style-name="ce20">
            <text:p>928</text:p>
          </table:table-cell>
          <table:table-cell office:value-type="float" office:value="725.28571428571399" table:style-name="ce20">
            <text:p>725</text:p>
          </table:table-cell>
          <table:table-cell office:value-type="float" office:value="385.57142857142901" table:style-name="ce20">
            <text:p>386</text:p>
          </table:table-cell>
          <table:table-cell office:value-type="float" office:value="151.03571428571399" table:style-name="ce20">
            <text:p>151</text:p>
          </table:table-cell>
          <table:table-cell office:value-type="float" office:value="349.96428571428601" table:style-name="ce20">
            <text:p>350</text:p>
          </table:table-cell>
          <table:table-cell office:value-type="float" office:value="310.96428571428601" table:style-name="ce20">
            <text:p>311</text:p>
          </table:table-cell>
          <table:table-cell office:value-type="float" office:value="216.03571428571399" table:style-name="ce20">
            <text:p>216</text:p>
          </table:table-cell>
          <table:table-cell office:value-type="float" office:value="4225" table:style-name="ce21">
            <text:p>4,225</text:p>
          </table:table-cell>
          <table:table-cell office:value-type="float" office:value="3717" table:style-name="ce20">
            <text:p>3,717</text:p>
          </table:table-cell>
          <table:table-cell office:value-type="float" office:value="3780" table:style-name="ce20">
            <text:p>3,780</text:p>
          </table:table-cell>
          <table:table-cell office:value-type="float" office:value="2828" table:style-name="ce20">
            <text:p>2,828</text:p>
          </table:table-cell>
          <table:table-cell office:value-type="float" office:value="1028" table:style-name="ce20">
            <text:p>1,028</text:p>
          </table:table-cell>
          <table:table-cell table:number-columns-repeated="16358" table:style-name="ce1"/>
        </table:table-row>
        <table:table-row table:style-name="ro9">
          <table:table-cell office:value-type="string" table:style-name="ce13">
            <text:p>Northern Trains</text:p>
          </table:table-cell>
          <table:table-cell office:value-type="float" office:value="2856.2857142857101" table:style-name="ce20">
            <text:p>2,856</text:p>
          </table:table-cell>
          <table:table-cell office:value-type="float" office:value="3888.9285714285702" table:style-name="ce20">
            <text:p>3,889</text:p>
          </table:table-cell>
          <table:table-cell office:value-type="float" office:value="5193.2857142857101" table:style-name="ce20">
            <text:p>5,193</text:p>
          </table:table-cell>
          <table:table-cell office:value-type="float" office:value="6308.5" table:style-name="ce20">
            <text:p>6,309</text:p>
          </table:table-cell>
          <table:table-cell office:value-type="float" office:value="4120.0714285714303" table:style-name="ce20">
            <text:p>4,120</text:p>
          </table:table-cell>
          <table:table-cell office:value-type="float" office:value="4551.9285714285697" table:style-name="ce20">
            <text:p>4,552</text:p>
          </table:table-cell>
          <table:table-cell office:value-type="float" office:value="3670.2142857142899" table:style-name="ce20">
            <text:p>3,670</text:p>
          </table:table-cell>
          <table:table-cell office:value-type="float" office:value="3438.7857142857101" table:style-name="ce20">
            <text:p>3,439</text:p>
          </table:table-cell>
          <table:table-cell office:value-type="float" office:value="6485.25" table:style-name="ce20">
            <text:p>6,485</text:p>
          </table:table-cell>
          <table:table-cell office:value-type="float" office:value="14044.6785714286" table:style-name="ce20">
            <text:p>14,045</text:p>
          </table:table-cell>
          <table:table-cell office:value-type="float" office:value="13515.1785714286" table:style-name="ce20">
            <text:p>13,515</text:p>
          </table:table-cell>
          <table:table-cell office:value-type="float" office:value="10218.892857142901" table:style-name="ce20">
            <text:p>10,219</text:p>
          </table:table-cell>
          <table:table-cell office:value-type="float" office:value="6449.2857142857101" table:style-name="ce20">
            <text:p>6,449</text:p>
          </table:table-cell>
          <table:table-cell office:value-type="float" office:value="6973.5714285714303" table:style-name="ce20">
            <text:p>6,974</text:p>
          </table:table-cell>
          <table:table-cell office:value-type="float" office:value="9314" table:style-name="ce20">
            <text:p>9,314</text:p>
          </table:table-cell>
          <table:table-cell office:value-type="float" office:value="11512.142857142901" table:style-name="ce20">
            <text:p>11,512</text:p>
          </table:table-cell>
          <table:table-cell office:value-type="float" office:value="907.5" table:style-name="ce20">
            <text:p>908</text:p>
          </table:table-cell>
          <table:table-cell office:value-type="float" office:value="2059.4285714285702" table:style-name="ce20">
            <text:p>2,059</text:p>
          </table:table-cell>
          <table:table-cell office:value-type="float" office:value="1751.32142857143" table:style-name="ce20">
            <text:p>1,751</text:p>
          </table:table-cell>
          <table:table-cell office:value-type="float" office:value="1131.75" table:style-name="ce20">
            <text:p>1,132</text:p>
          </table:table-cell>
          <table:table-cell office:value-type="float" office:value="18247" table:style-name="ce21">
            <text:p>18,247</text:p>
          </table:table-cell>
          <table:table-cell office:value-type="float" office:value="15781" table:style-name="ce20">
            <text:p>15,781</text:p>
          </table:table-cell>
          <table:table-cell office:value-type="float" office:value="44264" table:style-name="ce20">
            <text:p>44,264</text:p>
          </table:table-cell>
          <table:table-cell office:value-type="float" office:value="34249" table:style-name="ce20">
            <text:p>34,249</text:p>
          </table:table-cell>
          <table:table-cell office:value-type="float" office:value="5850" table:style-name="ce20">
            <text:p>5,850</text:p>
          </table:table-cell>
          <table:table-cell table:number-columns-repeated="16358" table:style-name="ce1"/>
        </table:table-row>
        <table:table-row table:style-name="ro9">
          <table:table-cell office:value-type="string" table:style-name="ce13">
            <text:p>ScotRail</text:p>
          </table:table-cell>
          <table:table-cell office:value-type="float" office:value="5157.2142857142899" table:style-name="ce20">
            <text:p>5,157</text:p>
          </table:table-cell>
          <table:table-cell office:value-type="float" office:value="5828.2857142857101" table:style-name="ce20">
            <text:p>5,828</text:p>
          </table:table-cell>
          <table:table-cell office:value-type="float" office:value="6198" table:style-name="ce23">
            <text:p>6,198</text:p>
          </table:table-cell>
          <table:table-cell office:value-type="float" office:value="5471.5" table:style-name="ce20">
            <text:p>5,472</text:p>
          </table:table-cell>
          <table:table-cell office:value-type="float" office:value="5634.2857142857101" table:style-name="ce20">
            <text:p>5,634</text:p>
          </table:table-cell>
          <table:table-cell office:value-type="float" office:value="7222.7142857142899" table:style-name="ce20">
            <text:p>7,223</text:p>
          </table:table-cell>
          <table:table-cell office:value-type="float" office:value="8058.1428571428596" table:style-name="ce20">
            <text:p>8,058</text:p>
          </table:table-cell>
          <table:table-cell office:value-type="float" office:value="7052.8571428571404" table:style-name="ce20">
            <text:p>7,053</text:p>
          </table:table-cell>
          <table:table-cell office:value-type="float" office:value="5408" table:style-name="ce20">
            <text:p>5,408</text:p>
          </table:table-cell>
          <table:table-cell office:value-type="float" office:value="6985.4285714285697" table:style-name="ce20">
            <text:p>6,985</text:p>
          </table:table-cell>
          <table:table-cell office:value-type="float" office:value="7638" table:style-name="ce20">
            <text:p>7,638</text:p>
          </table:table-cell>
          <table:table-cell office:value-type="float" office:value="9985.5714285714294" table:style-name="ce20">
            <text:p>9,986</text:p>
          </table:table-cell>
          <table:table-cell office:value-type="float" office:value="7228.5714285714303" table:style-name="ce20">
            <text:p>7,229</text:p>
          </table:table-cell>
          <table:table-cell office:value-type="float" office:value="6750.8571428571404" table:style-name="ce20">
            <text:p>6,751</text:p>
          </table:table-cell>
          <table:table-cell office:value-type="float" office:value="5730.4285714285697" table:style-name="ce20">
            <text:p>5,730</text:p>
          </table:table-cell>
          <table:table-cell office:value-type="float" office:value="5079.1428571428596" table:style-name="ce20">
            <text:p>5,079</text:p>
          </table:table-cell>
          <table:table-cell office:value-type="float" office:value="1486.9642857142901" table:style-name="ce20">
            <text:p>1,487</text:p>
          </table:table-cell>
          <table:table-cell office:value-type="float" office:value="2333.2142857142899" table:style-name="ce20">
            <text:p>2,333</text:p>
          </table:table-cell>
          <table:table-cell office:value-type="float" office:value="1836.82142857143" table:style-name="ce20">
            <text:p>1,837</text:p>
          </table:table-cell>
          <table:table-cell office:value-type="float" office:value="1607" table:style-name="ce20">
            <text:p>1,607</text:p>
          </table:table-cell>
          <table:table-cell office:value-type="float" office:value="22655" table:style-name="ce21">
            <text:p>22,655</text:p>
          </table:table-cell>
          <table:table-cell office:value-type="float" office:value="27968" table:style-name="ce23">
            <text:p>27,968</text:p>
          </table:table-cell>
          <table:table-cell office:value-type="float" office:value="30017" table:style-name="ce20">
            <text:p>30,017</text:p>
          </table:table-cell>
          <table:table-cell office:value-type="float" office:value="24789" table:style-name="ce20">
            <text:p>24,789</text:p>
          </table:table-cell>
          <table:table-cell office:value-type="float" office:value="7264" table:style-name="ce20">
            <text:p>7,264</text:p>
          </table:table-cell>
          <table:table-cell table:number-columns-repeated="16358" table:style-name="ce1"/>
        </table:table-row>
        <table:table-row table:style-name="ro9">
          <table:table-cell office:value-type="string" table:style-name="ce13">
            <text:p>South Western Railway</text:p>
          </table:table-cell>
          <table:table-cell office:value-type="float" office:value="8818.5" table:style-name="ce20">
            <text:p>8,819</text:p>
          </table:table-cell>
          <table:table-cell office:value-type="float" office:value="13258.642857142901" table:style-name="ce20">
            <text:p>13,259</text:p>
          </table:table-cell>
          <table:table-cell office:value-type="float" office:value="14343.607142857099" table:style-name="ce20">
            <text:p>14,344</text:p>
          </table:table-cell>
          <table:table-cell office:value-type="float" office:value="10205.25" table:style-name="ce20">
            <text:p>10,205</text:p>
          </table:table-cell>
          <table:table-cell office:value-type="float" office:value="11563.4285714286" table:style-name="ce20">
            <text:p>11,563</text:p>
          </table:table-cell>
          <table:table-cell office:value-type="float" office:value="10541.0714285714" table:style-name="ce20">
            <text:p>10,541</text:p>
          </table:table-cell>
          <table:table-cell office:value-type="float" office:value="12532.285714285699" table:style-name="ce20">
            <text:p>12,532</text:p>
          </table:table-cell>
          <table:table-cell office:value-type="float" office:value="11548.214285714301" table:style-name="ce20">
            <text:p>11,548</text:p>
          </table:table-cell>
          <table:table-cell office:value-type="float" office:value="10061.25" table:style-name="ce20">
            <text:p>10,061</text:p>
          </table:table-cell>
          <table:table-cell office:value-type="float" office:value="13061.142857142901" table:style-name="ce20">
            <text:p>13,061</text:p>
          </table:table-cell>
          <table:table-cell office:value-type="float" office:value="12894.25" table:style-name="ce20">
            <text:p>12,894</text:p>
          </table:table-cell>
          <table:table-cell office:value-type="float" office:value="15636.357142857099" table:style-name="ce20">
            <text:p>15,636</text:p>
          </table:table-cell>
          <table:table-cell office:value-type="float" office:value="10676.5714285714" table:style-name="ce20">
            <text:p>10,677</text:p>
          </table:table-cell>
          <table:table-cell office:value-type="float" office:value="11453.5714285714" table:style-name="ce20">
            <text:p>11,454</text:p>
          </table:table-cell>
          <table:table-cell office:value-type="float" office:value="13181.5714285714" table:style-name="ce20">
            <text:p>13,182</text:p>
          </table:table-cell>
          <table:table-cell office:value-type="float" office:value="14035.285714285699" table:style-name="ce20">
            <text:p>14,035</text:p>
          </table:table-cell>
          <table:table-cell office:value-type="float" office:value="5764.1428571428596" table:style-name="ce20">
            <text:p>5,764</text:p>
          </table:table-cell>
          <table:table-cell office:value-type="float" office:value="4494.8571428571404" table:style-name="ce20">
            <text:p>4,495</text:p>
          </table:table-cell>
          <table:table-cell office:value-type="float" office:value="2569.4642857142899" table:style-name="ce20">
            <text:p>2,569</text:p>
          </table:table-cell>
          <table:table-cell office:value-type="float" office:value="1575.5357142857099" table:style-name="ce20">
            <text:p>1,576</text:p>
          </table:table-cell>
          <table:table-cell office:value-type="float" office:value="46626" table:style-name="ce21">
            <text:p>46,626</text:p>
          </table:table-cell>
          <table:table-cell office:value-type="float" office:value="46185" table:style-name="ce20">
            <text:p>46,185</text:p>
          </table:table-cell>
          <table:table-cell office:value-type="float" office:value="51653" table:style-name="ce20">
            <text:p>51,653</text:p>
          </table:table-cell>
          <table:table-cell office:value-type="float" office:value="49347" table:style-name="ce20">
            <text:p>49,347</text:p>
          </table:table-cell>
          <table:table-cell office:value-type="float" office:value="14404" table:style-name="ce20">
            <text:p>14,404</text:p>
          </table:table-cell>
          <table:table-cell table:number-columns-repeated="16358" table:style-name="ce1"/>
        </table:table-row>
        <table:table-row table:style-name="ro9">
          <table:table-cell office:value-type="string" table:style-name="ce13">
            <text:p>Southeastern</text:p>
          </table:table-cell>
          <table:table-cell office:value-type="float" office:value="8415.25" table:style-name="ce20">
            <text:p>8,415</text:p>
          </table:table-cell>
          <table:table-cell office:value-type="float" office:value="10580.3214285714" table:style-name="ce20">
            <text:p>10,580</text:p>
          </table:table-cell>
          <table:table-cell office:value-type="float" office:value="12737.1785714286" table:style-name="ce20">
            <text:p>12,737</text:p>
          </table:table-cell>
          <table:table-cell office:value-type="float" office:value="15407.25" table:style-name="ce20">
            <text:p>15,407</text:p>
          </table:table-cell>
          <table:table-cell office:value-type="float" office:value="11307.5" table:style-name="ce20">
            <text:p>11,308</text:p>
          </table:table-cell>
          <table:table-cell office:value-type="float" office:value="11828" table:style-name="ce20">
            <text:p>11,828</text:p>
          </table:table-cell>
          <table:table-cell office:value-type="float" office:value="12583.4285714286" table:style-name="ce20">
            <text:p>12,583</text:p>
          </table:table-cell>
          <table:table-cell office:value-type="float" office:value="16996.071428571398" table:style-name="ce20">
            <text:p>16,996</text:p>
          </table:table-cell>
          <table:table-cell office:value-type="float" office:value="14041.5" table:style-name="ce20">
            <text:p>14,042</text:p>
          </table:table-cell>
          <table:table-cell office:value-type="float" office:value="11270" table:style-name="ce20">
            <text:p>11,270</text:p>
          </table:table-cell>
          <table:table-cell office:value-type="float" office:value="10275.464285714301" table:style-name="ce20">
            <text:p>10,275</text:p>
          </table:table-cell>
          <table:table-cell office:value-type="float" office:value="12395.035714285699" table:style-name="ce20">
            <text:p>12,395</text:p>
          </table:table-cell>
          <table:table-cell office:value-type="float" office:value="7582.2857142857101" table:style-name="ce20">
            <text:p>7,582</text:p>
          </table:table-cell>
          <table:table-cell office:value-type="float" office:value="6774" table:style-name="ce20">
            <text:p>6,774</text:p>
          </table:table-cell>
          <table:table-cell office:value-type="float" office:value="7572.7142857142899" table:style-name="ce20">
            <text:p>7,573</text:p>
          </table:table-cell>
          <table:table-cell office:value-type="float" office:value="7509" table:style-name="ce20">
            <text:p>7,509</text:p>
          </table:table-cell>
          <table:table-cell office:value-type="float" office:value="1739.57142857143" table:style-name="ce20">
            <text:p>1,740</text:p>
          </table:table-cell>
          <table:table-cell office:value-type="float" office:value="3414.6428571428601" table:style-name="ce20">
            <text:p>3,415</text:p>
          </table:table-cell>
          <table:table-cell office:value-type="float" office:value="3114.0357142857101" table:style-name="ce20">
            <text:p>3,114</text:p>
          </table:table-cell>
          <table:table-cell office:value-type="float" office:value="2218.75" table:style-name="ce20">
            <text:p>2,219</text:p>
          </table:table-cell>
          <table:table-cell office:value-type="float" office:value="47140" table:style-name="ce21">
            <text:p>47,140</text:p>
          </table:table-cell>
          <table:table-cell office:value-type="float" office:value="52715" table:style-name="ce20">
            <text:p>52,715</text:p>
          </table:table-cell>
          <table:table-cell office:value-type="float" office:value="47982" table:style-name="ce20">
            <text:p>47,982</text:p>
          </table:table-cell>
          <table:table-cell office:value-type="float" office:value="29438" table:style-name="ce20">
            <text:p>29,438</text:p>
          </table:table-cell>
          <table:table-cell office:value-type="float" office:value="10487" table:style-name="ce20">
            <text:p>10,487</text:p>
          </table:table-cell>
          <table:table-cell table:number-columns-repeated="16358" table:style-name="ce1"/>
        </table:table-row>
        <table:table-row table:style-name="ro9">
          <table:table-cell office:value-type="string" table:style-name="ce13">
            <text:p>TfL Rail</text:p>
          </table:table-cell>
          <table:table-cell office:value-type="float" office:value="309.82142857142901" table:style-name="ce20">
            <text:p>310</text:p>
          </table:table-cell>
          <table:table-cell office:value-type="float" office:value="245.392857142857" table:style-name="ce20">
            <text:p>245</text:p>
          </table:table-cell>
          <table:table-cell office:value-type="float" office:value="406.53571428571399" table:style-name="ce20">
            <text:p>407</text:p>
          </table:table-cell>
          <table:table-cell office:value-type="float" office:value="329.25" table:style-name="ce20">
            <text:p>329</text:p>
          </table:table-cell>
          <table:table-cell office:value-type="float" office:value="169.142857142857" table:style-name="ce20">
            <text:p>169</text:p>
          </table:table-cell>
          <table:table-cell office:value-type="float" office:value="174.857142857143" table:style-name="ce20">
            <text:p>175</text:p>
          </table:table-cell>
          <table:table-cell office:value-type="float" office:value="336.78571428571399" table:style-name="ce20">
            <text:p>337</text:p>
          </table:table-cell>
          <table:table-cell office:value-type="float" office:value="416.21428571428601" table:style-name="ce20">
            <text:p>416</text:p>
          </table:table-cell>
          <table:table-cell office:value-type="float" office:value="275.75" table:style-name="ce20">
            <text:p>276</text:p>
          </table:table-cell>
          <table:table-cell office:value-type="float" office:value="332.357142857143" table:style-name="ce20">
            <text:p>332</text:p>
          </table:table-cell>
          <table:table-cell office:value-type="float" office:value="382.07142857142901" table:style-name="ce20">
            <text:p>382</text:p>
          </table:table-cell>
          <table:table-cell office:value-type="float" office:value="296.82142857142901" table:style-name="ce20">
            <text:p>297</text:p>
          </table:table-cell>
          <table:table-cell office:value-type="float" office:value="254.71428571428601" table:style-name="ce20">
            <text:p>255</text:p>
          </table:table-cell>
          <table:table-cell office:value-type="float" office:value="317.28571428571399" table:style-name="ce20">
            <text:p>317</text:p>
          </table:table-cell>
          <table:table-cell office:value-type="float" office:value="306.142857142857" table:style-name="ce20">
            <text:p>306</text:p>
          </table:table-cell>
          <table:table-cell office:value-type="float" office:value="389.857142857143" table:style-name="ce20">
            <text:p>390</text:p>
          </table:table-cell>
          <table:table-cell office:value-type="float" office:value="113.53571428571399" table:style-name="ce20">
            <text:p>114</text:p>
          </table:table-cell>
          <table:table-cell office:value-type="float" office:value="108.178571428571" table:style-name="ce20">
            <text:p>108</text:p>
          </table:table-cell>
          <table:table-cell office:value-type="float" office:value="107.21428571428601" table:style-name="ce20">
            <text:p>107</text:p>
          </table:table-cell>
          <table:table-cell office:value-type="float" office:value="73.071428571428598" table:style-name="ce20">
            <text:p>73</text:p>
          </table:table-cell>
          <table:table-cell office:value-type="float" office:value="1291" table:style-name="ce21">
            <text:p>1,291</text:p>
          </table:table-cell>
          <table:table-cell office:value-type="float" office:value="1097" table:style-name="ce20">
            <text:p>1,097</text:p>
          </table:table-cell>
          <table:table-cell office:value-type="float" office:value="1287" table:style-name="ce20">
            <text:p>1,287</text:p>
          </table:table-cell>
          <table:table-cell office:value-type="float" office:value="1268" table:style-name="ce20">
            <text:p>1,268</text:p>
          </table:table-cell>
          <table:table-cell office:value-type="float" office:value="402" table:style-name="ce20">
            <text:p>402</text:p>
          </table:table-cell>
          <table:table-cell table:number-columns-repeated="16358" table:style-name="ce1"/>
        </table:table-row>
        <table:table-row table:style-name="ro9">
          <table:table-cell office:value-type="string" table:style-name="ce13">
            <text:p>TfW Rail</text:p>
          </table:table-cell>
          <table:table-cell office:value-type="float" office:value="5581.6785714285697" table:style-name="ce20">
            <text:p>5,582</text:p>
          </table:table-cell>
          <table:table-cell office:value-type="float" office:value="6063.3571428571404" table:style-name="ce20">
            <text:p>6,063</text:p>
          </table:table-cell>
          <table:table-cell office:value-type="float" office:value="2370.4642857142899" table:style-name="ce20">
            <text:p>2,370</text:p>
          </table:table-cell>
          <table:table-cell office:value-type="float" office:value="2754.5" table:style-name="ce20">
            <text:p>2,755</text:p>
          </table:table-cell>
          <table:table-cell office:value-type="float" office:value="8449" table:style-name="ce20">
            <text:p>8,449</text:p>
          </table:table-cell>
          <table:table-cell office:value-type="float" office:value="3836" table:style-name="ce20">
            <text:p>3,836</text:p>
          </table:table-cell>
          <table:table-cell office:value-type="float" office:value="4734.1428571428596" table:style-name="ce20">
            <text:p>4,734</text:p>
          </table:table-cell>
          <table:table-cell office:value-type="float" office:value="4823.8571428571404" table:style-name="ce20">
            <text:p>4,824</text:p>
          </table:table-cell>
          <table:table-cell office:value-type="float" office:value="5068" table:style-name="ce20">
            <text:p>5,068</text:p>
          </table:table-cell>
          <table:table-cell office:value-type="float" office:value="5937" table:style-name="ce20">
            <text:p>5,937</text:p>
          </table:table-cell>
          <table:table-cell office:value-type="float" office:value="4608" table:style-name="ce20">
            <text:p>4,608</text:p>
          </table:table-cell>
          <table:table-cell office:value-type="float" office:value="3939" table:style-name="ce20">
            <text:p>3,939</text:p>
          </table:table-cell>
          <table:table-cell office:value-type="float" office:value="3553.4285714285702" table:style-name="ce20">
            <text:p>3,553</text:p>
          </table:table-cell>
          <table:table-cell office:value-type="float" office:value="5267" table:style-name="ce20">
            <text:p>5,267</text:p>
          </table:table-cell>
          <table:table-cell office:value-type="float" office:value="6762.5714285714303" table:style-name="ce20">
            <text:p>6,763</text:p>
          </table:table-cell>
          <table:table-cell office:value-type="float" office:value="5340" table:style-name="ce20">
            <text:p>5,340</text:p>
          </table:table-cell>
          <table:table-cell office:value-type="float" office:value="1733.7857142857099" table:style-name="ce20">
            <text:p>1,734</text:p>
          </table:table-cell>
          <table:table-cell office:value-type="float" office:value="1660.42857142857" table:style-name="ce20">
            <text:p>1,660</text:p>
          </table:table-cell>
          <table:table-cell office:value-type="float" office:value="1688.5357142857099" table:style-name="ce20">
            <text:p>1,689</text:p>
          </table:table-cell>
          <table:table-cell office:value-type="float" office:value="710.25" table:style-name="ce20">
            <text:p>710</text:p>
          </table:table-cell>
          <table:table-cell office:value-type="float" office:value="16770" table:style-name="ce21">
            <text:p>16,770</text:p>
          </table:table-cell>
          <table:table-cell office:value-type="float" office:value="21843" table:style-name="ce20">
            <text:p>21,843</text:p>
          </table:table-cell>
          <table:table-cell office:value-type="float" office:value="19552" table:style-name="ce20">
            <text:p>19,552</text:p>
          </table:table-cell>
          <table:table-cell office:value-type="float" office:value="20923" table:style-name="ce20">
            <text:p>20,923</text:p>
          </table:table-cell>
          <table:table-cell office:value-type="float" office:value="5793" table:style-name="ce20">
            <text:p>5,793</text:p>
          </table:table-cell>
          <table:table-cell table:number-columns-repeated="16358" table:style-name="ce1"/>
        </table:table-row>
        <table:table-row table:style-name="ro9">
          <table:table-cell office:value-type="string" table:style-name="ce13">
            <text:p>TransPennine Express</text:p>
          </table:table-cell>
          <table:table-cell office:value-type="float" office:value="2505.9642857142899" table:style-name="ce20">
            <text:p>2,506</text:p>
          </table:table-cell>
          <table:table-cell office:value-type="float" office:value="1460.9642857142901" table:style-name="ce20">
            <text:p>1,461</text:p>
          </table:table-cell>
          <table:table-cell office:value-type="float" office:value="1940.82142857143" table:style-name="ce20">
            <text:p>1,941</text:p>
          </table:table-cell>
          <table:table-cell office:value-type="float" office:value="4221.25" table:style-name="ce20">
            <text:p>4,221</text:p>
          </table:table-cell>
          <table:table-cell office:value-type="float" office:value="2679.5" table:style-name="ce20">
            <text:p>2,680</text:p>
          </table:table-cell>
          <table:table-cell office:value-type="float" office:value="2577" table:style-name="ce20">
            <text:p>2,577</text:p>
          </table:table-cell>
          <table:table-cell office:value-type="float" office:value="3170.9285714285702" table:style-name="ce20">
            <text:p>3,171</text:p>
          </table:table-cell>
          <table:table-cell office:value-type="float" office:value="4014.5714285714298" table:style-name="ce20">
            <text:p>4,015</text:p>
          </table:table-cell>
          <table:table-cell office:value-type="float" office:value="3597.75" table:style-name="ce20">
            <text:p>3,598</text:p>
          </table:table-cell>
          <table:table-cell office:value-type="float" office:value="3776.2857142857101" table:style-name="ce20">
            <text:p>3,776</text:p>
          </table:table-cell>
          <table:table-cell office:value-type="float" office:value="5773.9285714285697" table:style-name="ce20">
            <text:p>5,774</text:p>
          </table:table-cell>
          <table:table-cell office:value-type="float" office:value="4483.0357142857101" table:style-name="ce20">
            <text:p>4,483</text:p>
          </table:table-cell>
          <table:table-cell office:value-type="float" office:value="3628" table:style-name="ce20">
            <text:p>3,628</text:p>
          </table:table-cell>
          <table:table-cell office:value-type="float" office:value="4708" table:style-name="ce20">
            <text:p>4,708</text:p>
          </table:table-cell>
          <table:table-cell office:value-type="float" office:value="4804.7142857142899" table:style-name="ce20">
            <text:p>4,805</text:p>
          </table:table-cell>
          <table:table-cell office:value-type="float" office:value="7099.2857142857101" table:style-name="ce20">
            <text:p>7,099</text:p>
          </table:table-cell>
          <table:table-cell office:value-type="float" office:value="2179.0714285714298" table:style-name="ce20">
            <text:p>2,179</text:p>
          </table:table-cell>
          <table:table-cell office:value-type="float" office:value="1610.82142857143" table:style-name="ce20">
            <text:p>1,611</text:p>
          </table:table-cell>
          <table:table-cell office:value-type="float" office:value="947.107142857143" table:style-name="ce20">
            <text:p>947</text:p>
          </table:table-cell>
          <table:table-cell office:value-type="float" office:value="402" table:style-name="ce20">
            <text:p>402</text:p>
          </table:table-cell>
          <table:table-cell office:value-type="float" office:value="10129" table:style-name="ce21">
            <text:p>10,129</text:p>
          </table:table-cell>
          <table:table-cell office:value-type="float" office:value="12442" table:style-name="ce20">
            <text:p>12,442</text:p>
          </table:table-cell>
          <table:table-cell office:value-type="float" office:value="17631" table:style-name="ce20">
            <text:p>17,631</text:p>
          </table:table-cell>
          <table:table-cell office:value-type="float" office:value="20240" table:style-name="ce20">
            <text:p>20,240</text:p>
          </table:table-cell>
          <table:table-cell office:value-type="float" office:value="5139" table:style-name="ce20">
            <text:p>5,139</text:p>
          </table:table-cell>
          <table:table-cell table:number-columns-repeated="16358" table:style-name="ce1"/>
        </table:table-row>
        <table:table-row table:style-name="ro9">
          <table:table-cell office:value-type="string" table:style-name="ce13">
            <text:p>West Midlands Trains</text:p>
          </table:table-cell>
          <table:table-cell office:value-type="float" office:value="5828.6428571428596" table:style-name="ce20">
            <text:p>5,829</text:p>
          </table:table-cell>
          <table:table-cell office:value-type="float" office:value="6162.1071428571404" table:style-name="ce20">
            <text:p>6,162</text:p>
          </table:table-cell>
          <table:table-cell office:value-type="float" office:value="7627.75" table:style-name="ce20">
            <text:p>7,628</text:p>
          </table:table-cell>
          <table:table-cell office:value-type="float" office:value="6528.5" table:style-name="ce20">
            <text:p>6,529</text:p>
          </table:table-cell>
          <table:table-cell office:value-type="float" office:value="5542.5714285714303" table:style-name="ce20">
            <text:p>5,543</text:p>
          </table:table-cell>
          <table:table-cell office:value-type="float" office:value="5610.9285714285697" table:style-name="ce20">
            <text:p>5,611</text:p>
          </table:table-cell>
          <table:table-cell office:value-type="float" office:value="7611.5714285714303" table:style-name="ce20">
            <text:p>7,612</text:p>
          </table:table-cell>
          <table:table-cell office:value-type="float" office:value="5484.9285714285697" table:style-name="ce20">
            <text:p>5,485</text:p>
          </table:table-cell>
          <table:table-cell office:value-type="float" office:value="3909.75" table:style-name="ce20">
            <text:p>3,910</text:p>
          </table:table-cell>
          <table:table-cell office:value-type="float" office:value="3881.1071428571399" table:style-name="ce20">
            <text:p>3,881</text:p>
          </table:table-cell>
          <table:table-cell office:value-type="float" office:value="4020.4642857142799" table:style-name="ce20">
            <text:p>4,020</text:p>
          </table:table-cell>
          <table:table-cell office:value-type="float" office:value="3783.6785714285702" table:style-name="ce20">
            <text:p>3,784</text:p>
          </table:table-cell>
          <table:table-cell office:value-type="float" office:value="4141.5714285714303" table:style-name="ce20">
            <text:p>4,142</text:p>
          </table:table-cell>
          <table:table-cell office:value-type="float" office:value="7090.4285714285697" table:style-name="ce20">
            <text:p>7,090</text:p>
          </table:table-cell>
          <table:table-cell office:value-type="float" office:value="7597.8571428571404" table:style-name="ce20">
            <text:p>7,598</text:p>
          </table:table-cell>
          <table:table-cell office:value-type="float" office:value="11662.142857142901" table:style-name="ce20">
            <text:p>11,662</text:p>
          </table:table-cell>
          <table:table-cell office:value-type="float" office:value="3440" table:style-name="ce20">
            <text:p>3,440</text:p>
          </table:table-cell>
          <table:table-cell office:value-type="float" office:value="1484.82142857143" table:style-name="ce20">
            <text:p>1,485</text:p>
          </table:table-cell>
          <table:table-cell office:value-type="float" office:value="1458.6071428571399" table:style-name="ce20">
            <text:p>1,459</text:p>
          </table:table-cell>
          <table:table-cell office:value-type="float" office:value="1100.57142857143" table:style-name="ce20">
            <text:p>1,101</text:p>
          </table:table-cell>
          <table:table-cell office:value-type="float" office:value="26147" table:style-name="ce21">
            <text:p>26,147</text:p>
          </table:table-cell>
          <table:table-cell office:value-type="float" office:value="24250" table:style-name="ce20">
            <text:p>24,250</text:p>
          </table:table-cell>
          <table:table-cell office:value-type="float" office:value="15595" table:style-name="ce20">
            <text:p>15,595</text:p>
          </table:table-cell>
          <table:table-cell office:value-type="float" office:value="30492" table:style-name="ce20">
            <text:p>30,492</text:p>
          </table:table-cell>
          <table:table-cell office:value-type="float" office:value="7484" table:style-name="ce20">
            <text:p>7,484</text:p>
          </table:table-cell>
          <table:table-cell table:number-columns-repeated="16358" table:style-name="ce1"/>
        </table:table-row>
        <table:table-row table:style-name="ro10" table:visibility="collapse">
          <table:table-cell table:number-columns-repeated="26" table:style-name="ce5"/>
          <table:table-cell table:number-columns-repeated="16358" table:style-name="ce1"/>
        </table:table-row>
        <table:table-row table:style-name="ro11">
          <table:table-cell table:number-columns-repeated="26" table:style-name="ce5"/>
          <table:table-cell table:number-columns-repeated="16358" table:style-name="ce1"/>
        </table:table-row>
        <table:table-row table:style-name="ro12">
          <table:table-cell office:value-type="string" table:style-name="ce24">
            <text:p>Source:<text:s/><text:span text:style-name="T2">Train operating companies (TOCs).</text:span></text:p>
          </table:table-cell>
          <table:table-cell table:number-columns-repeated="16383" table:style-name="ce2"/>
        </table:table-row>
        <table:table-row table:style-name="ro13">
          <table:table-cell table:number-columns-repeated="16384" table:style-name="ce2"/>
        </table:table-row>
        <table:table-row table:style-name="ro12">
          <table:table-cell office:value-type="string" table:style-name="ce24">
            <text:p>Last updated:<text:s/><text:span text:style-name="T2">24 June 2021</text:span></text:p>
          </table:table-cell>
          <table:table-cell table:number-columns-repeated="16383" table:style-name="ce2"/>
        </table:table-row>
        <table:table-row table:style-name="ro5">
          <table:table-cell table:number-columns-repeated="16384" table:style-name="ce2"/>
        </table:table-row>
        <table:table-row table:style-name="ro12">
          <table:table-cell office:value-type="string" table:style-name="ce24">
            <text:p>Next updated:<text:s/><text:span text:style-name="T2">21 October 2021</text:span></text:p>
          </table:table-cell>
          <table:table-cell table:number-columns-repeated="16383" table:style-name="ce2"/>
        </table:table-row>
        <table:table-row table:style-name="ro14">
          <table:table-cell table:number-columns-repeated="16384" table:style-name="ce2"/>
        </table:table-row>
        <table:table-row table:style-name="ro15">
          <table:table-cell office:value-type="string" table:style-name="ce25">
            <text:p><text:a xlink:href="mailto:rail.stats@orr.gov.uk"><text:span text:style-name="T1">Email:<text:s/></text:span><text:span text:style-name="T3">rail.stats@orr.gov.uk</text:span></text:a></text:p>
          </table:table-cell>
          <table:table-cell table:number-columns-repeated="16383" table:style-name="ce2"/>
        </table:table-row>
        <table:table-row table:style-name="ro1">
          <table:table-cell table:number-columns-repeated="16384" table:style-name="ce2"/>
        </table:table-row>
        <table:table-row table:style-name="ro16">
          <table:table-cell office:value-type="string" table:style-name="ce24">
            <text:p>Symbols: (:)<text:s/><text:span text:style-name="T2">Data not available or Operator not in service;<text:s/></text:span>(r)<text:s/><text:span text:style-name="T2">Data revised;<text:s/></text:span>(p)<text:s/><text:span text:style-name="T2">Data are provisional;<text:s/></text:span>(b)<text:s/><text:span text:style-name="T2">Break in series</text:span></text:p>
          </table:table-cell>
          <table:table-cell table:number-columns-repeated="16383" table:style-name="ce2"/>
        </table:table-row>
        <table:table-row table:style-name="ro5">
          <table:table-cell table:number-columns-repeated="16384" table:style-name="ce2"/>
        </table:table-row>
        <table:table-row table:style-name="ro16">
          <table:table-cell office:value-type="string" table:style-name="ce24">
            <text:p>Notes</text:p>
          </table:table-cell>
          <table:table-cell table:number-columns-repeated="16383" table:style-name="ce2"/>
        </table:table-row>
        <table:table-row table:style-name="ro17">
          <table:table-cell table:number-columns-repeated="16384" table:style-name="ce2"/>
        </table:table-row>
        <table:table-row table:style-name="ro9">
          <table:table-cell office:value-type="string" table:style-name="ce24">
            <text:p>1<text:s/><text:span text:style-name="T2">Hull Trains and Grand Central suspended services for periods of time during 2020-21.</text:span></text:p>
          </table:table-cell>
          <table:table-cell table:number-columns-repeated="16383" table:style-name="ce2"/>
        </table:table-row>
        <table:table-row table:style-name="ro18">
          <table:table-cell table:number-columns-repeated="16384" table:style-name="ce2"/>
        </table:table-row>
        <table:table-row table:style-name="ro9">
          <table:table-cell office:value-type="string" table:style-name="ce24">
            <text:p>(b)<text:s/><text:span text:style-name="T2">From 2016-17 Quarter 3, Caledonian Sleeper began reporting their complaints data separately from ScotRail.</text:span></text:p>
          </table:table-cell>
          <table:table-cell table:number-columns-repeated="16383" table:style-name="ce2"/>
        </table:table-row>
        <table:table-row table:style-name="ro18">
          <table:table-cell table:number-columns-repeated="16384" table:style-name="ce2"/>
        </table:table-row>
        <table:table-row table:style-name="ro9">
          <table:table-cell office:value-type="string" table:style-name="ce24">
            <text:p>Train operating company (TOC) names may differ to their current name. Any new names or ownership changes will be reflected when the data is published for the time period that they became active. Consequently, there may be some differences between the names used in our periodic and quarterly/annual reports.</text:p>
          </table:table-cell>
          <table:table-cell table:number-columns-repeated="16383" table:style-name="ce2"/>
        </table:table-row>
        <table:table-row table:style-name="ro18">
          <table:table-cell table:number-columns-repeated="16384" table:style-name="ce2"/>
        </table:table-row>
        <table:table-row table:style-name="ro9">
          <table:table-cell office:value-type="string" table:style-name="ce26">
            <text:p>Franchised operators are train operators who operate under the terms of franchises let by the Government. Non-franchised operators (open access) hold licences to provide supplementary services on chosen routes.</text:p>
          </table:table-cell>
          <table:table-cell table:number-columns-repeated="16383" table:style-name="ce2"/>
        </table:table-row>
        <table:table-row table:style-name="ro19">
          <table:table-cell table:number-columns-repeated="16384" table:style-name="ce2"/>
        </table:table-row>
        <table:table-row table:style-name="ro16">
          <table:table-cell office:value-type="string" table:style-name="ce27">
            <text:p><text:a xlink:href="https://dataportal.orr.gov.uk/statistics/passenger-experience/passenger-rail-service-complaints/">Passenger rail service complaints statistical release</text:a></text:p>
          </table:table-cell>
          <table:table-cell table:number-columns-repeated="16383" table:style-name="ce2"/>
        </table:table-row>
        <table:table-row table:style-name="ro13">
          <table:table-cell table:number-columns-repeated="16384" table:style-name="ce2"/>
        </table:table-row>
        <table:table-row table:style-name="ro16">
          <table:table-cell office:value-type="string" table:style-name="ce27">
            <text:p><text:a xlink:href="https://dataportal.orr.gov.uk/statistics/passenger-experience/passenger-rail-service-complaints/">Passenger rail service complaints methodology and quality report</text:a></text:p>
          </table:table-cell>
          <table:table-cell table:number-columns-repeated="16383" table:style-name="ce2"/>
        </table:table-row>
        <table:table-row table:style-name="ro3">
          <table:table-cell table:number-columns-repeated="16384" table:style-name="ce2"/>
        </table:table-row>
        <table:table-row table:style-name="ro16">
          <table:table-cell office:value-type="string" table:style-name="ce27">
            <text:p><text:a xlink:href="https://dataportal.orr.gov.uk/footer/revisions-log/">Revisions log</text:a></text:p>
          </table:table-cell>
          <table:table-cell table:number-columns-repeated="16383" table:style-name="ce2"/>
        </table:table-row>
        <table:table-row table:number-rows-repeated="1048508"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P0" number:language="en" number:country="US">
      <number:number number:decimal-places="0" number:min-integer-digits="1" number:grouping="true"/>
    </number:number-style>
    <number:number-style style:name="N36" number:language="en" number:country="US">
      <number:text>(</number:text>
      <number:number number:decimal-places="0" number:min-integer-digits="1" number:grouping="true">
        <number:embedded-text number:position="0">)</number:embedded-text>
      </number:number>
      <style:map style:condition="value()&gt;=0" style:apply-style-name="N36P0"/>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1in" fo:margin-right="1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4100 Complaints closed by operator</dc:title>
    <meta:keyword>4100 Complaints closed by operator</meta:keyword>
    <meta:initial-creator>Office of Rail and Road</meta:initial-creator>
    <dc:creator>Miah, Paplu</dc:creator>
    <meta:creation-date>2021-06-02T10:58:15Z</meta:creation-date>
    <dc:date>2021-06-23T11:30:29Z</dc:date>
    <meta:editing-duration>PT0S</meta:editing-duration>
    <meta:document-statistic meta:page-count="0" meta:paragraph-count="0" meta:word-count="0" meta:character-count="0" meta:row-count="0" meta:non-whitespace-character-count="0"/>
  </office:meta>
</office:document-meta>
</file>